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1cm" svg:stroke-color="#ffcc00" draw:marker-start-width="0.297cm" draw:marker-end-width="0.297cm" draw:stroke-linejoin="round" svg:stroke-linecap="square" draw:fill="none" fo:padding-top="0.049cm" fo:padding-bottom="0.049cm" fo:padding-left="0.049cm" fo:padding-right="0.049cm" loext:decorative="false"/>
    </style:style>
    <style:style style:name="gr2" style:family="graphic" style:parent-style-name="standard">
      <style:graphic-properties draw:stroke="none" draw:fill="solid" draw:fill-color="#000000" loext:decorative="false"/>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loext:decorative="false"/>
    </style:style>
    <style:style style:name="gr4"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loext:decorative="false"/>
      <style:paragraph-properties style:writing-mode="lr-tb"/>
    </style:style>
    <style:style style:name="gr5" style:family="graphic" style:parent-style-name="standard">
      <style:graphic-properties draw:stroke="solid" svg:stroke-width="0.035cm" svg:stroke-color="#1f77b4" draw:stroke-linejoin="round" svg:stroke-linecap="square" draw:fill="none" fo:padding-top="0.017cm" fo:padding-bottom="0.017cm" fo:padding-left="0.017cm" fo:padding-right="0.017cm" loext:decorative="false"/>
    </style:style>
    <style:style style:name="gr6" style:family="graphic" style:parent-style-name="standard">
      <style:graphic-properties draw:stroke="solid" svg:stroke-width="0.176cm" svg:stroke-color="#2ca02c" draw:stroke-linejoin="round" svg:stroke-linecap="square" draw:fill="none" fo:padding-top="0.088cm" fo:padding-bottom="0.088cm" fo:padding-left="0.088cm" fo:padding-right="0.088cm" loext:decorative="false"/>
    </style:style>
    <style:style style:name="gr7" style:family="graphic" style:parent-style-name="standard">
      <style:graphic-properties draw:stroke="solid" svg:stroke-width="0.176cm" svg:stroke-color="#d62728" draw:stroke-linejoin="round" svg:stroke-linecap="square" draw:fill="none" fo:padding-top="0.088cm" fo:padding-bottom="0.088cm" fo:padding-left="0.088cm" fo:padding-right="0.088cm" loext:decorative="false"/>
    </style:style>
    <style:style style:name="gr8" style:family="graphic" style:parent-style-name="standard">
      <style:graphic-properties draw:stroke="solid" svg:stroke-width="0.028cm" svg:stroke-color="#000000" draw:stroke-linejoin="miter" svg:stroke-linecap="square" draw:fill="none" fo:padding-top="0.014cm" fo:padding-bottom="0.014cm" fo:padding-left="0.014cm" fo:padding-right="0.014cm" loext:decorative="false"/>
    </style:style>
    <style:style style:name="gr9" style:family="graphic" style:parent-style-name="standard">
      <style:graphic-properties draw:stroke="none" draw:fill="solid" draw:fill-color="#ffffff" loext:decorative="false"/>
    </style:style>
    <style:style style:name="gr10" style:family="graphic" style:parent-style-name="standard">
      <style:graphic-properties draw:stroke="none" draw:fill="solid" draw:fill-color="#2ca02c" draw:opacity="70%" loext:decorative="false"/>
    </style:style>
    <style:style style:name="gr11" style:family="graphic" style:parent-style-name="standard">
      <style:graphic-properties draw:stroke="none" draw:fill="solid" draw:fill-color="#d62728" draw:opacity="70%" loext:decorative="false"/>
    </style:style>
    <style:style style:name="gr12"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loext:decorative="false"/>
      <style:paragraph-properties style:writing-mode="lr-tb"/>
    </style:style>
    <style:style style:name="gr13" style:family="graphic" style:parent-style-name="standard">
      <style:graphic-properties draw:stroke="solid" svg:stroke-width="0.035cm" svg:stroke-color="#2ca02c" svg:stroke-opacity="20%" draw:stroke-linejoin="round" svg:stroke-linecap="butt" draw:fill="solid" draw:fill-color="#2ca02c" draw:opacity="20%" fo:padding-top="0.017cm" fo:padding-bottom="0.017cm" fo:padding-left="0.017cm" fo:padding-right="0.017cm" loext:decorative="false"/>
    </style:style>
    <style:style style:name="gr14" style:family="graphic" style:parent-style-name="standard">
      <style:graphic-properties draw:stroke="solid" svg:stroke-width="0.035cm" svg:stroke-color="#2ca02c" draw:stroke-linejoin="round" svg:stroke-linecap="square" draw:fill="none" fo:padding-top="0.017cm" fo:padding-bottom="0.017cm" fo:padding-left="0.017cm" fo:padding-right="0.017cm" loext:decorative="false"/>
    </style:style>
    <style:style style:name="gr15"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loext:decorative="false"/>
      <style:paragraph-properties style:writing-mode="lr-tb"/>
    </style:style>
    <style:style style:name="gr16" style:family="graphic" style:parent-style-name="standard">
      <style:graphic-properties draw:stroke="solid" svg:stroke-width="0.035cm" svg:stroke-color="#d62728" svg:stroke-opacity="20%" draw:stroke-linejoin="round" svg:stroke-linecap="butt" draw:fill="solid" draw:fill-color="#d62728" draw:opacity="20%" fo:padding-top="0.017cm" fo:padding-bottom="0.017cm" fo:padding-left="0.017cm" fo:padding-right="0.017cm" loext:decorative="false"/>
    </style:style>
    <style:style style:name="gr17" style:family="graphic" style:parent-style-name="standard">
      <style:graphic-properties draw:stroke="solid" svg:stroke-width="0.035cm" svg:stroke-color="#d62728" draw:stroke-linejoin="round" svg:stroke-linecap="square" draw:fill="none" fo:padding-top="0.017cm" fo:padding-bottom="0.017cm" fo:padding-left="0.017cm" fo:padding-right="0.017cm" loext:decorative="false"/>
    </style:style>
    <style:style style:name="gr18" style:family="graphic" style:parent-style-name="standard">
      <style:graphic-properties draw:stroke="none" svg:stroke-color="#000000" draw:fill="none" draw:fill-color="#ffffff" draw:textarea-horizontal-align="left" draw:auto-grow-height="true" draw:auto-grow-width="false" fo:min-height="0.937cm" fo:min-width="0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P1" style:family="paragraph">
      <loext:graphic-properties draw:fill="none"/>
    </style:style>
    <style:style style:name="P2" style:family="paragraph">
      <loext:graphic-properties draw:fill="solid" draw:fill-color="#000000"/>
    </style:style>
    <style:style style:name="P3" style:family="paragraph">
      <style:paragraph-properties fo:text-align="start" style:writing-mode="lr-tb"/>
    </style:style>
    <style:style style:name="P4" style:family="paragraph">
      <loext:graphic-properties draw:fill="none"/>
      <style:text-properties fo:font-size="10pt" style:font-size-asian="10pt" style:font-size-complex="10pt"/>
    </style:style>
    <style:style style:name="P5" style:family="paragraph">
      <loext:graphic-properties draw:fill="solid" draw:fill-color="#ffffff"/>
    </style:style>
    <style:style style:name="P6" style:family="paragraph">
      <loext:graphic-properties draw:fill="solid" draw:fill-color="#2ca02c" draw:opacity="70%"/>
    </style:style>
    <style:style style:name="P7" style:family="paragraph">
      <loext:graphic-properties draw:fill="solid" draw:fill-color="#d62728" draw:opacity="70%"/>
    </style:style>
    <style:style style:name="P8" style:family="paragraph">
      <loext:graphic-properties draw:fill="none"/>
      <style:text-properties fo:font-size="20pt" style:font-size-asian="20pt" style:font-size-complex="20pt"/>
    </style:style>
    <style:style style:name="P9" style:family="paragraph">
      <loext:graphic-properties draw:fill="solid" draw:fill-color="#2ca02c" draw:opacity="20%"/>
    </style:style>
    <style:style style:name="P10" style:family="paragraph">
      <loext:graphic-properties draw:fill="none"/>
      <style:text-properties fo:font-size="16pt" style:font-size-asian="16pt" style:font-size-complex="16pt"/>
    </style:style>
    <style:style style:name="P11" style:family="paragraph">
      <loext:graphic-properties draw:fill="solid" draw:fill-color="#d62728" draw:opacity="20%"/>
    </style:style>
    <style:style style:name="P12" style:family="paragraph">
      <loext:graphic-properties draw:fill="none" draw:fill-color="#ffffff"/>
    </style:style>
    <style:style style:name="T1" style:family="text">
      <style:text-properties fo:color="#000000" loext:opacity="100%" style:font-name="DejaVuSans" fo:font-size="10pt" fo:font-weight="normal" style:font-name-asian="DejaVuSans" style:font-size-asian="10pt" style:font-weight-asian="normal" style:font-name-complex="DejaVuSans" style:font-size-complex="10pt" style:font-weight-complex="normal"/>
    </style:style>
    <style:style style:name="T2" style:family="text">
      <style:text-properties fo:color="#000000" loext:opacity="100%" style:font-name="DejaVuSans" fo:font-size="20pt" fo:font-weight="normal" style:font-name-asian="DejaVuSans" style:font-size-asian="20pt" style:font-weight-asian="normal" style:font-name-complex="DejaVuSans" style:font-size-complex="20pt" style:font-weight-complex="normal"/>
    </style:style>
    <style:style style:name="T3" style:family="text">
      <style:text-properties fo:color="#000000" loext:opacity="100%" style:font-name="DejaVuSans" fo:font-size="16pt" fo:font-weight="normal" style:font-name-asian="DejaVuSans" style:font-size-asian="16pt" style:font-weight-asian="normal" style:font-name-complex="DejaVuSans" style:font-size-complex="16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line draw:style-name="gr1" draw:text-style-name="P1" draw:layer="layout" svg:width="90.499cm" svg:height="5.301cm" svg:x="6.5cm" svg:y="1.5cm" svg:viewBox="0 0 90500 5302" draw:points="0,5287 14,5285 50,5281 68,5282 141,5265 189,5261 207,5257 225,5252 239,5251 715,5291 719,5288 791,5293 823,5297 850,5294 918,5293 936,5288 1022,5285 1036,5284 1127,5286 1171,5291 1235,5294 1275,5301 1289,5301 1326,5300 1362,5301 3031,5300 3045,5294 3091,5285 3131,5278 3316,5276 3344,5272 3511,5268 3547,5260 3571,5257 3647,5245 3679,5241 3746,5237 3770,5235 3886,5238 3922,5245 3940,5244 3973,5249 3987,5252 4005,5258 4063,5270 4095,5274 4214,5293 4272,5285 4334,5282 4394,5268 4449,5265 4485,5256 4625,5221 4670,5217 4692,5213 4806,5206 4818,5207 4850,5210 4896,5221 4923,5225 4947,5227 5013,5242 5045,5244 5131,5265 5190,5267 5226,5270 5272,5261 5380,5244 5399,5241 5449,5232 5489,5221 5529,5213 5533,5215 5648,5207 5652,5209 5716,5213 5778,5228 5814,5236 5836,5239 5850,5243 5919,5265 5933,5268 5977,5271 6005,5275 6103,5279 6122,5281 6146,5280 6172,5279 6222,5282 6240,5279 6266,5284 6294,5287 6320,5287 6399,5270 6421,5266 6439,5263 6479,5250 6511,5245 6543,5239 6561,5235 6575,5231 6602,5227 6656,5225 6674,5222 6734,5225 6764,5231 6814,5236 6829,5238 6865,5248 6891,5242 6959,5187 6991,5158 7041,5112 7146,5035 7190,4993 7226,4954 7244,4934 7284,4878 7298,4863 7331,4813 7357,4776 7381,4740 7461,4628 7489,4595 7533,4539 7552,4522 7598,4472 7634,4436 7702,4372 7750,4322 7789,4282 7815,4253 7941,4145 7973,4127 8090,4098 8164,4094 8240,4087 8339,4089 8381,4096 8429,4101 8471,4109 8483,4112 8612,4132 8652,4136 8656,4139 8696,4146 8720,4150 8761,4153 8829,4170 8883,4178 9014,4217 9064,4239 9273,4310 9321,4313 9335,4316 9363,4319 9393,4324 9411,4323 9447,4329 9476,4332 9494,4340 9508,4345 9556,4352 9574,4359 9606,4366 9630,4376 9697,4388 9751,4401 9787,4404 9873,4424 9887,4425 10177,4508 10227,4525 10249,4530 10484,4611 10516,4621 10562,4642 10606,4659 10634,4669 10697,4698 10711,4706 10751,4719 10869,4779 10906,4792 10920,4798 11028,4840 11050,4844 11068,4851 11104,4855 11205,4878 11227,4883 11299,4908 11331,4913 11361,4926 11380,4932 11418,4947 11494,4971 11516,4984 11761,5067 11797,5074 11860,5095 11906,5106 11938,5119 12095,5179 12209,5213 12227,5221 12231,5221 12259,5232 12285,5243 12313,5254 12376,5267 12404,5270 12430,5278 12480,5285 12538,5300 12779,5297 12801,5293 12820,5295 12842,5291 12942,5280 12946,5281 12960,5280 12986,5286 13059,5282 13087,5279 13223,5281 13235,5284 13308,5301 13344,5299 13376,5301 13426,5297 14422,5295 14430,5293 14462,5293 14521,5287 14593,5285 14603,5282 14661,5286 14665,5284 14707,5287 14726,5293 14738,5291 14756,5289 14828,5287 14965,5285 14997,5279 15047,5275 15354,5249 15513,5267 15525,5270 15762,5287 15860,5289 15878,5293 15991,5295 15997,5297 16023,5297 16041,5297 16051,5300 16087,5300 18929,5300 18937,5287 18947,5287 19001,5250 19038,5222 19136,5145 19164,5126 19172,5117 19190,5108 19254,5062 19281,5045 19327,5012 19363,4990 19688,4774 19738,4741 19779,4714 19821,4688 19833,4678 19973,4589 20038,4548 20052,4542 20078,4527 20150,4482 20182,4462 20269,4410 20327,4368 20331,4368 20439,4301 20584,4204 20620,4180 20648,4161 20698,4128 20739,4102 20803,4062 20825,4052 20865,4027 20941,3979 20960,3967 21038,3921 21082,3891 21142,3855 21182,3828 21227,3800 21281,3763 21327,3735 21345,3722 21681,3516 21717,3490 21938,3345 21970,3322 21992,3307 22028,3275 22074,3246 22151,3189 22183,3167 22209,3146 22233,3130 22444,2981 22450,2980 22837,2739 22861,2727 22892,2707 23010,2639 23159,2552 23209,2519 23291,2469 23534,2320 23566,2297 23585,2286 23627,2258 23645,2248 23675,2225 23753,2178 23862,2109 23946,2057 23996,2022 24050,1989 24097,1959 24123,1944 24155,1932 24201,1910 24219,1901 24304,1862 24332,1851 24378,1833 24414,1814 24468,1795 24530,1770 24559,1764 24607,1747 24653,1733 24675,1728 24747,1698 24779,1687 24848,1639 24870,1625 24892,1600 24952,1547 24996,1491 25173,1285 25310,1179 25354,1151 25386,1129 25390,1129 25422,1113 25545,1041 25607,1004 25631,992 25697,951 25766,874 25798,822 25826,785 25862,724 25928,621 25952,588 25970,571 25997,540 26069,494 26097,481 26133,477 26238,451 26296,470 26322,482 26358,484 26368,487 26404,473 26459,446 26485,411 26509,395 26523,396 26559,359 26567,357 26603,334 26744,238 26748,239 26806,210 26856,207 26866,208 26892,207 26939,204 27001,214 27029,216 27065,219 27097,218 27145,231 27210,235 27481,262 27499,262 27545,257 27712,254 27740,244 27766,235 27770,236 27798,231 27834,229 27860,222 27925,222 27953,215 28043,211 28123,202 28164,207 28206,201 28268,209 28296,209 28322,208 28395,214 28423,210 28513,209 28549,202 28607,201 28622,200 28654,192 28676,189 28704,185 28726,180 28762,171 28776,168 28875,151 28911,152 28965,144 29051,142 29065,136 29128,129 29218,87 29264,57 29304,39 29337,27 29383,9 29423,6 29437,5 29463,2 29499,0 29622,2 29758,80 29770,89 29835,144 29889,208 29915,233 29943,261 29979,291 30023,333 30033,340 30041,337 30052,340 30084,330 30160,274 30182,273 30232,290 30333,326 30369,330 30409,333 30477,339 30499,339 30521,344 30590,339 30594,337 30604,338 30630,336 30756,338 30817,351 30857,354 30889,359 30921,352 30947,348 30975,347 31038,351 31074,353 31138,357 31164,361 31192,368 31391,400 31441,404 31463,408 31536,410 31564,410 31608,413 31630,415 31654,411 31698,413 31763,424 31789,423 31825,428 31861,437 31980,462 32006,467 32038,473 32060,482 32427,610 32442,612 32526,640 32568,652 32604,665 32658,693 32691,705 32713,718 32749,737 32807,775 32821,782 32853,799 32875,815 32934,850 32948,862 33096,948 33128,969 33323,1071 33327,1071 33464,1139 33514,1156 33536,1163 33681,1212 33709,1216 33745,1227 33839,1257 33861,1265 33944,1290 33980,1300 34006,1306 34052,1323 34175,1359 34237,1389 34309,1412 34396,1443 34464,1464 34496,1479 34532,1492 34568,1505 34627,1525 34695,1558 34731,1571 34908,1672 34934,1686 34956,1697 35028,1741 35205,1847 35223,1856 35247,1870 35291,1898 35342,1932 35346,1934 35428,1987 35536,2050 35587,2085 35599,2090 35653,2121 35775,2193 35822,2223 35844,2235 35898,2267 35988,2312 36024,2332 36115,2376 36173,2396 36324,2453 36356,2464 36378,2476 36396,2483 36486,2510 36641,2576 36681,2589 36804,2653 36902,2693 36974,2727 37011,2740 37071,2767 37097,2778 37161,2807 37310,2873 37378,2906 37523,2970 37563,2988 37635,3012 37844,3084 37888,3099 38003,3156 38007,3156 38079,3186 38501,3411 38513,3418 38613,3467 38653,3489 39182,3771 39226,3794 39326,3843 39370,3868 39421,3896 39696,4050 39710,4062 39746,4080 39824,4123 39828,4124 39987,4219 40085,4279 40122,4301 40126,4302 40674,4656 40728,4693 40760,4714 40814,4753 40855,4779 40951,4839 41031,4889 41104,4941 41284,5083 41313,5102 41357,5138 41501,5250 41592,5295 41634,5302 41801,5299 41847,5299 41923,5302 41945,5302 45725,5301 45733,5293 45751,5287 45864,5210 45888,5195 45914,5177 46141,5006 46173,4981 46177,4980 46386,4815 46404,4802 46870,4426 46896,4407 47141,4213 47155,4203 47520,3911 47571,3871 47792,3697 47806,3686 47852,3647 47950,3568 48489,3120 48525,3088 48531,3087 48611,3016 48647,2987 48693,2949 48730,2915 48784,2856 48820,2821 48870,2771 48910,2730 49037,2611 49063,2589 49127,2533 49300,2384 49372,2330 49453,2268 49471,2258 49511,2226 49557,2196 49615,2153 49669,2120 49824,2014 49864,1988 49918,1950 49961,1923 49997,1896 50109,1821 50214,1755 50236,1746 50268,1725 50304,1705 50529,1586 50571,1567 50597,1553 50625,1542 50846,1447 50947,1397 51001,1370 51045,1351 51073,1339 51146,1305 51172,1294 51226,1269 51280,1251 51322,1233 51326,1233 51348,1225 51367,1221 51395,1211 51409,1204 51445,1192 51521,1167 51535,1163 51620,1137 51638,1129 51652,1124 51851,1073 51875,1070 51897,1067 52013,1049 52051,1044 52118,1030 52124,1031 52150,1026 52214,1012 52258,1004 52395,970 52449,962 52543,940 52547,941 52630,912 52688,892 52720,883 52746,878 52774,876 52811,868 52865,872 52893,872 52919,868 53013,864 53200,842 53218,843 53262,835 53345,833 53381,826 53407,826 53775,829 53797,834 53837,833 54086,863 54114,865 54146,870 54168,870 54190,870 54204,872 54291,877 54305,872 54367,864 54385,863 54439,852 54530,848 54558,843 54630,841 54662,836 54779,838 54793,841 54923,866 54948,877 54984,885 54992,884 55164,950 55205,973 55299,1016 55331,1030 55353,1036 55454,1085 55480,1093 55562,1132 55606,1147 55644,1160 55779,1212 55883,1245 55906,1255 56024,1309 56092,1347 56110,1353 56183,1397 56219,1421 56263,1443 56313,1478 56377,1518 56422,1542 56458,1561 56616,1642 56639,1651 56671,1667 56675,1667 56715,1686 56747,1704 56942,1815 56982,1841 57141,1924 57155,1930 57321,2016 57382,2043 57412,2059 57544,2116 57581,2135 57617,2146 57751,2215 57852,2259 57916,2289 57942,2297 57988,2317 58141,2384 58195,2410 58231,2424 58508,2579 58559,2613 58613,2645 58675,2684 58721,2717 58824,2778 58892,2826 59037,2909 59083,2935 59109,2949 59145,2962 59264,3022 59328,3049 59382,3079 59480,3124 59527,3150 59661,3209 59707,3231 59776,3253 59842,3286 60260,3441 60308,3465 60314,3465 60358,3481 60418,3505 60444,3519 60545,3549 60581,3564 60607,3570 60665,3591 60892,3669 61011,3698 61037,3700 61119,3726 61155,3741 61224,3763 61286,3793 61419,3833 61441,3837 61477,3843 61495,3847 61509,3850 61589,3870 61599,3870 61639,3880 61672,3883 61770,3906 61870,3930 61893,3933 61907,3937 61929,3943 61993,3965 62005,3969 62033,3980 62146,4015 62182,4030 62282,4066 62300,4070 62336,4078 62358,4087 62399,4102 62459,4122 62539,4148 62662,4199 62676,4203 62720,4223 63168,4432 63186,4440 63286,4489 63308,4499 63395,4541 63409,4547 63467,4576 63481,4582 63549,4614 63553,4614 63630,4652 63648,4660 63712,4690 63788,4726 63889,4775 63943,4800 64011,4833 64088,4868 64106,4876 64405,5016 64449,5037 64477,5048 64495,5056 64738,5163 64847,5206 64883,5221 65060,5281 65084,5285 65150,5294 65164,5297 65192,5301 67215,5299 67233,5293 67259,5288 67323,5275 67385,5272 67391,5270 67476,5266 67532,5264 67572,5257 67699,5260 67725,5264 67898,5267 67948,5272 67966,5270 67980,5270 68006,5272 68096,5267 68173,5270 68205,5279 68247,5279 68259,5281 68309,5285 68323,5285 68364,5281 68386,5279 68440,5276 68476,5267 68631,5271 68663,5274 68677,5272 68797,5276 68884,5285 68906,5287 68924,5293 68962,5289 68984,5287 69064,5291 69089,5294 69101,5295 69129,5293 69155,5288 69173,5289 69183,5287 69205,5289 69227,5287 69603,5289 69653,5300 69699,5300 70414,5297 70432,5291 70563,5259 70567,5259 70591,5251 70902,5212 71057,5235 71075,5238 71111,5241 71147,5250 71183,5257 71228,5260 71332,5272 71350,5274 71386,5276 71404,5279 71436,5278 71491,5281 71519,5280 71573,5284 71599,5287 71627,5281 71726,5288 71754,5285 71876,5293 71894,5291 71906,5287 72087,5265 72129,5272 72141,5272 72220,5275 72242,5281 72274,5281 72288,5280 72306,5281 72350,5285 72386,5282 72427,5289 72469,5294 72495,5287 72513,5287 72748,5284 72780,5285 72802,5288 72931,5286 72957,5281 72967,5282 72985,5280 73011,5276 73101,5265 73148,5257 73292,5260 73328,5264 73372,5267 73441,5282 73445,5281 73535,5286 73650,5288 73664,5289 73686,5294 73708,5295 73802,5289 73826,5293 73881,5291 73921,5282 73989,5279 73997,5274 74170,5260 74347,5274 74369,5274 74391,5279 74427,5278 74433,5279 74459,5279 74505,5284 74545,5282 74586,5291 74712,5287 74730,5285 74772,5288 74816,5286 74831,5287 74893,5286 74925,5281 74939,5282 74965,5282 75011,5285 75047,5284 75102,5280 75138,5279 75242,5275 75246,5274 75419,5287 75459,5287 75509,5291 75527,5297 75564,5300 75658,5297 75690,5291 75708,5294 75799,5284 75961,5287 76052,5300 76134,5297 76152,5293 76178,5291 76220,5284 76250,5282 76287,5286 76323,5282 76554,5285 76560,5287 76578,5286 76622,5286 76650,5289 76704,5286 76741,5289 76799,5289 76825,5275 76861,5263 76875,5258 76994,5242 77030,5248 77062,5245 77098,5251 77116,5256 77152,5261 77160,5259 77196,5266 77225,5270 77239,5275 77365,5285 77387,5281 77405,5284 77409,5282 77437,5286 77468,5280 77496,5280 77518,5279 77536,5281 77572,5279 77596,5276 77741,5280 77753,5281 77777,5279 77817,5276 77911,5274 77925,5271 78012,5267 78026,5267 78247,5271 78261,5271 78341,5275 78387,5280 78414,5279 78474,5282 78486,5282 78540,5286 78576,5287 78727,5284 78741,5284 78763,5281 78821,5286 79056,5287 79088,5297 79116,5299 79120,5297 79139,5300 79327,5297 79345,5289 79363,5294 79428,5279 79568,5268 79594,5268 79645,5265 79673,5265 79709,5267 79763,5261 79825,5265 79880,5264 79930,5274 80006,5275 80030,5279 80048,5276 80070,5276 80107,5279 80129,5284 80153,5284 80309,5287 80323,5289 80346,5291 80360,5289 80378,5287 80558,5286 80613,5275 80659,5270 80681,5266 80695,5263 80731,5257 80767,5256 80803,5248 80844,5248 80868,5250 80948,5261 80976,5271 81002,5272 81042,5281 81129,5284 81165,5291 81342,5287 81382,5285 81418,5287 81478,5281 81504,5282 81527,5282 81565,5286 81637,5284 81818,5280 81840,5274 81858,5268 81884,5265 81902,5263 81908,5264 82043,5256 82125,5258 82143,5259 82169,5259 82215,5263 82274,5275 82298,5275 82360,5279 82400,5282 82418,5281 82424,5284 82551,5291 82577,5287 82641,5285 82663,5285 82685,5282 82717,5281 82736,5279 82764,5272 82812,5270 82862,5260 82880,5257 82902,5252 82938,5249 82971,5243 83103,5245 83125,5251 83179,5254 83230,5265 83266,5267 83328,5281 83382,5284 83410,5288 83605,5286 83617,5284 83704,5279 83728,5281 83768,5285 83790,5287 83872,5288 83890,5293 83917,5295 83963,5300 84025,5296 84061,5295 84107,5300 84768,5299 84804,5286 84844,5275 84866,5265 84895,5257 84939,5244 85029,5222 85039,5223 85089,5218 85126,5216 85130,5218 85162,5222 85180,5223 85202,5221 85248,5212 85274,5210 85320,5202 85401,5200 85433,5195 85790,5197 85816,5201 86035,5205 86053,5206 86072,5203 86144,5207 86174,5208 86188,5207 86220,5208 86224,5210 86351,5225 86375,5231 86415,5236 86491,5254 86513,5254 86586,5271 86654,5275 86660,5278 86678,5279 86700,5281 86867,5257 86885,5254 86917,5250 86957,5242 86993,5243 87040,5238 87058,5239 87120,5248 87148,5244 87184,5243 87238,5239 87260,5236 87264,5237 87315,5236 87329,5235 87387,5232 87411,5236 87510,5239 87538,5243 87574,5245 87654,5264 87664,5263 87700,5267 87722,5268 87744,5272 87899,5274 87935,5281 87979,5281 88004,5279 88040,5281 88044,5279 88108,5282 88144,5286 88170,5282 88202,5281 88216,5284 88365,5281 88419,5270 88447,5266 88459,5265 88496,5261 88532,5256 88668,5259 88723,5264 88769,5267 89004,5287 89030,5286 89120,5291 89170,5287 89185,5288 89217,5291 89239,5291 89355,5288 89424,5280 89438,5280 89470,5278 89488,5272 89524,5268 89546,5267 89582,5270 89618,5272 89723,5287 89741,5286 89759,5288 89791,5300 90500,5300">
          <text:p/>
        </draw:polyline>
        <draw:polygon draw:style-name="gr2" draw:text-style-name="P2" draw:layer="layout" svg:width="0cm" svg:height="0.122cm" svg:x="6.476cm" svg:y="7.219cm" svg:viewBox="0 0 0 123" draw:points="0,0 0,123">
          <text:p/>
        </draw:polygon>
        <draw:line draw:style-name="gr3" draw:text-style-name="P1" draw:layer="layout" svg:x1="6.476cm" svg:y1="7.219cm" svg:x2="6.476cm" svg:y2="7.342cm">
          <text:p/>
        </draw:line>
        <draw:polygon draw:style-name="gr2" draw:text-style-name="P2" draw:layer="layout" svg:width="0cm" svg:height="0.122cm" svg:x="17.755cm" svg:y="7.219cm" svg:viewBox="0 0 0 123" draw:points="0,0 0,123">
          <text:p/>
        </draw:polygon>
        <draw:line draw:style-name="gr3" draw:text-style-name="P1" draw:layer="layout" svg:x1="17.755cm" svg:y1="7.219cm" svg:x2="17.755cm" svg:y2="7.342cm">
          <text:p/>
        </draw:line>
        <draw:frame draw:style-name="gr4" draw:text-style-name="P4" draw:layer="layout" svg:width="0.352cm" svg:height="0.412cm" svg:x="6.364cm" svg:y="7.407cm">
          <draw:text-box>
            <text:p text:style-name="P3"><text:span text:style-name="T1">0</text:span></text:p>
          </draw:text-box>
        </draw:frame>
        <draw:polygon draw:style-name="gr2" draw:text-style-name="P2" draw:layer="layout" svg:width="0cm" svg:height="0.122cm" svg:x="29.035cm" svg:y="7.219cm" svg:viewBox="0 0 0 123" draw:points="0,0 0,123">
          <text:p/>
        </draw:polygon>
        <draw:line draw:style-name="gr3" draw:text-style-name="P1" draw:layer="layout" svg:x1="29.035cm" svg:y1="7.219cm" svg:x2="29.035cm" svg:y2="7.342cm">
          <text:p/>
        </draw:line>
        <draw:frame draw:style-name="gr4" draw:text-style-name="P4" draw:layer="layout" svg:width="0.895cm" svg:height="0.412cm" svg:x="17.307cm" svg:y="7.407cm">
          <draw:text-box>
            <text:p text:style-name="P3"><text:span text:style-name="T1">2500</text:span></text:p>
          </draw:text-box>
        </draw:frame>
        <draw:polygon draw:style-name="gr2" draw:text-style-name="P2" draw:layer="layout" svg:width="0cm" svg:height="0.122cm" svg:x="40.314cm" svg:y="7.219cm" svg:viewBox="0 0 0 123" draw:points="0,0 0,123">
          <text:p/>
        </draw:polygon>
        <draw:line draw:style-name="gr3" draw:text-style-name="P1" draw:layer="layout" svg:x1="40.314cm" svg:y1="7.219cm" svg:x2="40.314cm" svg:y2="7.342cm">
          <text:p/>
        </draw:line>
        <draw:frame draw:style-name="gr4" draw:text-style-name="P4" draw:layer="layout" svg:width="0.895cm" svg:height="0.412cm" svg:x="28.587cm" svg:y="7.407cm">
          <draw:text-box>
            <text:p text:style-name="P3"><text:span text:style-name="T1">5000</text:span></text:p>
          </draw:text-box>
        </draw:frame>
        <draw:polygon draw:style-name="gr2" draw:text-style-name="P2" draw:layer="layout" svg:width="0cm" svg:height="0.122cm" svg:x="51.594cm" svg:y="7.219cm" svg:viewBox="0 0 0 123" draw:points="0,0 0,123">
          <text:p/>
        </draw:polygon>
        <draw:line draw:style-name="gr3" draw:text-style-name="P1" draw:layer="layout" svg:x1="51.594cm" svg:y1="7.219cm" svg:x2="51.594cm" svg:y2="7.342cm">
          <text:p/>
        </draw:line>
        <draw:frame draw:style-name="gr4" draw:text-style-name="P4" draw:layer="layout" svg:width="0.895cm" svg:height="0.412cm" svg:x="39.866cm" svg:y="7.407cm">
          <draw:text-box>
            <text:p text:style-name="P3"><text:span text:style-name="T1">7500</text:span></text:p>
          </draw:text-box>
        </draw:frame>
        <draw:polygon draw:style-name="gr2" draw:text-style-name="P2" draw:layer="layout" svg:width="0cm" svg:height="0.122cm" svg:x="62.873cm" svg:y="7.219cm" svg:viewBox="0 0 0 123" draw:points="0,0 0,123">
          <text:p/>
        </draw:polygon>
        <draw:line draw:style-name="gr3" draw:text-style-name="P1" draw:layer="layout" svg:x1="62.873cm" svg:y1="7.219cm" svg:x2="62.873cm" svg:y2="7.342cm">
          <text:p/>
        </draw:line>
        <draw:frame draw:style-name="gr4" draw:text-style-name="P4" draw:layer="layout" svg:width="1.12cm" svg:height="0.412cm" svg:x="51.033cm" svg:y="7.407cm">
          <draw:text-box>
            <text:p text:style-name="P3"><text:span text:style-name="T1">10000</text:span></text:p>
          </draw:text-box>
        </draw:frame>
        <draw:polygon draw:style-name="gr2" draw:text-style-name="P2" draw:layer="layout" svg:width="0cm" svg:height="0.122cm" svg:x="74.153cm" svg:y="7.219cm" svg:viewBox="0 0 0 123" draw:points="0,0 0,123">
          <text:p/>
        </draw:polygon>
        <draw:line draw:style-name="gr3" draw:text-style-name="P1" draw:layer="layout" svg:x1="74.153cm" svg:y1="7.219cm" svg:x2="74.153cm" svg:y2="7.342cm">
          <text:p/>
        </draw:line>
        <draw:frame draw:style-name="gr4" draw:text-style-name="P4" draw:layer="layout" svg:width="1.12cm" svg:height="0.412cm" svg:x="62.313cm" svg:y="7.407cm">
          <draw:text-box>
            <text:p text:style-name="P3"><text:span text:style-name="T1">12500</text:span></text:p>
          </draw:text-box>
        </draw:frame>
        <draw:polygon draw:style-name="gr2" draw:text-style-name="P2" draw:layer="layout" svg:width="0cm" svg:height="0.122cm" svg:x="85.432cm" svg:y="7.219cm" svg:viewBox="0 0 0 123" draw:points="0,0 0,123">
          <text:p/>
        </draw:polygon>
        <draw:line draw:style-name="gr3" draw:text-style-name="P1" draw:layer="layout" svg:x1="85.432cm" svg:y1="7.219cm" svg:x2="85.432cm" svg:y2="7.342cm">
          <text:p/>
        </draw:line>
        <draw:frame draw:style-name="gr4" draw:text-style-name="P4" draw:layer="layout" svg:width="1.12cm" svg:height="0.412cm" svg:x="73.592cm" svg:y="7.407cm">
          <draw:text-box>
            <text:p text:style-name="P3"><text:span text:style-name="T1">15000</text:span></text:p>
          </draw:text-box>
        </draw:frame>
        <draw:polygon draw:style-name="gr2" draw:text-style-name="P2" draw:layer="layout" svg:width="0cm" svg:height="0.122cm" svg:x="96.711cm" svg:y="7.219cm" svg:viewBox="0 0 0 123" draw:points="0,0 0,123">
          <text:p/>
        </draw:polygon>
        <draw:line draw:style-name="gr3" draw:text-style-name="P1" draw:layer="layout" svg:x1="96.711cm" svg:y1="7.219cm" svg:x2="96.711cm" svg:y2="7.342cm">
          <text:p/>
        </draw:line>
        <draw:frame draw:style-name="gr4" draw:text-style-name="P4" draw:layer="layout" svg:width="1.12cm" svg:height="0.412cm" svg:x="84.872cm" svg:y="7.407cm">
          <draw:text-box>
            <text:p text:style-name="P3"><text:span text:style-name="T1">17500</text:span></text:p>
          </draw:text-box>
        </draw:frame>
        <draw:polygon draw:style-name="gr2" draw:text-style-name="P2" draw:layer="layout" svg:width="0.122cm" svg:height="0cm" svg:x="1.841cm" svg:y="6.981cm" svg:viewBox="0 0 123 0" draw:points="123,0 0,0">
          <text:p/>
        </draw:polygon>
        <draw:line draw:style-name="gr3" draw:text-style-name="P1" draw:layer="layout" svg:x1="1.964cm" svg:y1="6.981cm" svg:x2="1.841cm" svg:y2="6.981cm">
          <text:p/>
        </draw:line>
        <draw:frame draw:style-name="gr4" draw:text-style-name="P4" draw:layer="layout" svg:width="1.12cm" svg:height="0.412cm" svg:x="96.151cm" svg:y="7.407cm">
          <draw:text-box>
            <text:p text:style-name="P3"><text:span text:style-name="T1">20000</text:span></text:p>
          </draw:text-box>
        </draw:frame>
        <draw:polygon draw:style-name="gr2" draw:text-style-name="P2" draw:layer="layout" svg:width="0.122cm" svg:height="0cm" svg:x="1.841cm" svg:y="5.752cm" svg:viewBox="0 0 123 0" draw:points="123,0 0,0">
          <text:p/>
        </draw:polygon>
        <draw:line draw:style-name="gr3" draw:text-style-name="P1" draw:layer="layout" svg:x1="1.964cm" svg:y1="5.752cm" svg:x2="1.841cm" svg:y2="5.752cm">
          <text:p/>
        </draw:line>
        <draw:frame draw:style-name="gr4" draw:text-style-name="P4" draw:layer="layout" svg:width="0.849cm" svg:height="0.412cm" svg:x="0.861cm" svg:y="6.788cm">
          <draw:text-box>
            <text:p text:style-name="P3"><text:span text:style-name="T1">−</text:span><text:span text:style-name="T1">1.0</text:span></text:p>
          </draw:text-box>
        </draw:frame>
        <draw:polygon draw:style-name="gr2" draw:text-style-name="P2" draw:layer="layout" svg:width="0.122cm" svg:height="0cm" svg:x="1.841cm" svg:y="4.522cm" svg:viewBox="0 0 123 0" draw:points="123,0 0,0">
          <text:p/>
        </draw:polygon>
        <draw:line draw:style-name="gr3" draw:text-style-name="P1" draw:layer="layout" svg:x1="1.964cm" svg:y1="4.522cm" svg:x2="1.841cm" svg:y2="4.522cm">
          <text:p/>
        </draw:line>
        <draw:frame draw:style-name="gr4" draw:text-style-name="P4" draw:layer="layout" svg:width="0.849cm" svg:height="0.412cm" svg:x="0.861cm" svg:y="5.559cm">
          <draw:text-box>
            <text:p text:style-name="P3"><text:span text:style-name="T1">−</text:span><text:span text:style-name="T1">0.5</text:span></text:p>
          </draw:text-box>
        </draw:frame>
        <draw:polygon draw:style-name="gr2" draw:text-style-name="P2" draw:layer="layout" svg:width="0.122cm" svg:height="0cm" svg:x="1.841cm" svg:y="3.293cm" svg:viewBox="0 0 123 0" draw:points="123,0 0,0">
          <text:p/>
        </draw:polygon>
        <draw:line draw:style-name="gr3" draw:text-style-name="P1" draw:layer="layout" svg:x1="1.964cm" svg:y1="3.293cm" svg:x2="1.841cm" svg:y2="3.293cm">
          <text:p/>
        </draw:line>
        <draw:frame draw:style-name="gr4" draw:text-style-name="P4" draw:layer="layout" svg:width="0.557cm" svg:height="0.412cm" svg:x="1.157cm" svg:y="4.329cm">
          <draw:text-box>
            <text:p text:style-name="P3"><text:span text:style-name="T1">0.0</text:span></text:p>
          </draw:text-box>
        </draw:frame>
        <draw:polygon draw:style-name="gr2" draw:text-style-name="P2" draw:layer="layout" svg:width="0.122cm" svg:height="0cm" svg:x="1.841cm" svg:y="2.063cm" svg:viewBox="0 0 123 0" draw:points="123,0 0,0">
          <text:p/>
        </draw:polygon>
        <draw:line draw:style-name="gr3" draw:text-style-name="P1" draw:layer="layout" svg:x1="1.964cm" svg:y1="2.063cm" svg:x2="1.841cm" svg:y2="2.063cm">
          <text:p/>
        </draw:line>
        <draw:frame draw:style-name="gr4" draw:text-style-name="P4" draw:layer="layout" svg:width="0.557cm" svg:height="0.412cm" svg:x="1.157cm" svg:y="3.1cm">
          <draw:text-box>
            <text:p text:style-name="P3"><text:span text:style-name="T1">0.5</text:span></text:p>
          </draw:text-box>
        </draw:frame>
        <draw:polyline draw:style-name="gr5" draw:text-style-name="P1" draw:layer="layout" svg:width="90.231cm" svg:height="5.547cm" svg:x="6.476cm" svg:y="1.394cm" svg:viewBox="0 0 90232 5548" draw:points="0,3247 72,2805 95,3601 271,2333 298,2893 379,2244 505,3159 573,2569 722,3011 781,2303 839,3276 907,2834 997,3100 1132,2244 1223,2126 1326,3512 1381,2834 1534,3070 1584,2215 1638,2628 1778,3011 1832,2657 1945,2982 2021,2451 2139,2923 2242,2893 2292,2598 2369,2923 2513,2363 2576,3247 2657,1919 2761,3159 2883,3100 2915,2303 3005,4309 3082,2716 3172,2392 3316,3306 3384,2687 3519,3512 3542,2982 3623,3453 3704,2539 3831,3041 3898,2274 4043,2923 4092,2569 4191,3306 4264,3129 4354,3512 4431,2953 4557,3572 4643,2776 4773,3070 4868,2244 4909,2864 4986,2126 5094,2333 5234,3483 5324,2893 5346,3542 5419,2864 5559,3247 5635,2185 5716,2569 5825,2333 5942,3041 5965,2746 6136,3247 6159,2687 6235,2421 6321,3483 6438,3749 6515,2805 6646,3100 6727,2126 6831,1802 6862,4250 6989,4840 7093,3365 7174,4958 7296,5519 7314,4043 7413,5342 7494,3837 7625,4870 7715,3837 7774,4929 7882,3660 7945,3719 8085,2687 8157,3336 8288,2333 8374,2864 8396,2126 8487,2687 8604,2274 8703,2687 8834,2067 8933,2480 8960,1772 9064,2363 9190,1919 9272,2834 9357,2155 9389,2687 9533,2126 9624,2657 9732,2776 9750,2155 9849,2687 9989,2067 10084,2569 10115,2038 10201,2569 10296,1979 10440,2421 10512,1949 10576,2421 10675,1831 10756,2008 10878,1772 10973,2864 11027,2185 11171,2805 11194,2215 11307,1979 11397,2598 11528,1949 11631,2569 11708,2126 11843,2657 11861,2038 11925,2333 12074,2628 12155,2155 12236,2155 12340,2657 12448,2008 12547,2953 12628,2480 12723,3424 12782,2126 12917,2333 12985,3365 13044,3188 13188,1919 13265,2776 13305,3395 13404,2363 13486,2834 13603,2982 13734,2628 13774,2893 13874,2982 13914,2451 14090,2687 14104,2539 14203,2539 14352,3896 14420,2333 14528,3159 14560,2539 14713,3395 14735,2716 14889,2451 14929,3424 15051,2628 15137,3424 15200,2716 15327,2155 15358,2923 15480,2392 15597,2628 15705,3070 15778,2716 15890,2953 15972,2244 16066,3011 16098,3453 16197,2569 16310,3011 16355,2687 16472,2363 16590,2451 16644,2864 16734,3041 16865,2716 16969,3100 17018,2716 17131,2834 17212,2421 17271,2657 17352,2864 17452,3011 17609,2363 17664,2776 17790,2657 17871,3159 17921,2834 18011,2451 18070,3041 18214,2657 18331,2834 18363,2598 18480,3188 18516,2569 18656,2363 18755,2244 18850,5194 18895,3247 18999,5548 19139,3630 19162,5194 19306,3542 19410,5017 19423,3866 19554,3542 19676,4900 19735,3630 19856,4840 19915,3660 20041,4752 20055,3749 20226,4811 20240,3866 20416,4870 20429,3866 20511,4781 20668,3837 20696,4693 20808,3749 20890,4722 20998,3837 21079,4752 21196,3955 21273,4722 21336,3837 21463,4634 21530,3689 21661,4722 21670,3866 21851,4752 21864,3837 22031,4693 22058,3896 22230,4722 22243,3926 22320,4752 22437,3866 22514,4604 22627,3749 22717,4486 22789,3719 22911,4456 22974,3660 23105,4486 23218,3601 23299,4456 23371,3719 23497,4516 23515,3719 23687,4279 23714,3660 23795,4516 23912,3660 23989,4604 24084,3572 24219,4014 24237,3542 24409,3749 24436,3100 24522,3660 24639,3217 24729,4486 24833,3778 24900,5253 24955,4516 25072,4988 25149,4014 25279,4427 25352,3630 25473,4221 25582,3070 25645,4900 25726,3689 25771,5401 25929,3159 25983,3866 26096,3660 26182,1654 26277,1625 26326,4663 26430,1949 26552,4221 26647,2746 26692,4456 26759,2657 26850,2215 26940,2805 27116,2215 27197,3041 27215,2274 27332,2923 27405,2067 27499,2864 27639,3630 27666,2776 27761,3276 27887,2539 27982,3217 28023,2657 28126,2303 28217,3011 28298,2303 28447,3276 28474,2687 28650,3365 28668,2746 28772,3483 28893,2539 28970,3572 29033,2716 29146,4279 29281,2953 29390,3217 29548,1063 29620,2097 29715,532 29782,296 29913,0 29954,3453 30021,5460 30094,2333 30260,2893 30283,2244 30382,2893 30482,3276 30630,2953 30653,2155 30761,2038 30824,3542 30924,2687 31014,2274 31163,2805 31176,2008 31303,2864 31429,3159 31452,2363 31551,3159 31704,1979 31794,2746 31817,2097 31921,2628 32074,1536 32128,2155 32205,1802 32331,2628 32349,1861 32449,2421 32611,1389 32638,1684 32746,1358 32886,2008 32904,1328 33058,2038 33076,1270 33225,2126 33252,1654 33387,2510 33432,2244 33590,2598 33613,1949 33721,2363 33856,1536 33938,2215 34037,1772 34168,2510 34186,1831 34308,2451 34447,1831 34474,2421 34614,2097 34632,1389 34714,1772 34858,1299 34921,1684 35061,1654 35129,1092 35174,1625 35336,1270 35354,1802 35526,1536 35548,2008 35616,1684 35783,1181 35805,2067 35932,1831 36027,2421 36072,2097 36221,1625 36311,2510 36333,1919 36523,1654 36545,2185 36627,1713 36726,2244 36784,1802 36938,2067 37069,1713 37087,2274 37186,1802 37281,2303 37394,1713 37466,2480 37561,1949 37700,2421 37718,1772 37872,1625 37899,2363 37989,1742 38106,1772 38165,1595 38242,1742 38368,2097 38472,1684 38503,1861 38621,1536 38685,1684 38834,1625 38883,1802 39028,1625 39037,1772 39208,1742 39222,1595 39335,1565 39438,1742 39560,1654 39628,1772 39736,1595 39804,1742 39899,1654 40020,1802 40052,1684 40210,1772 40282,1625 40318,1802 40395,1684 40548,1890 40643,1654 40747,2067 40801,1861 40878,1979 40977,1625 41103,1742 41144,1595 41297,1625 41392,1861 41446,2716 41505,2510 41627,2834 41699,2244 41848,3247 41866,2539 41961,2185 42078,2834 42141,2569 42254,3041 42317,2480 42425,2421 42488,2893 42651,2628 42741,3041 42768,2776 42863,2274 43016,2363 43070,3365 43102,2244 43255,3159 43287,2893 43422,2628 43499,2953 43562,2569 43729,3011 43774,2687 43873,3217 43919,2776 44009,2982 44180,2864 44243,2451 44352,3306 44410,1919 44523,2923 44577,2746 44722,3217 44780,2657 44844,3041 44947,2657 45074,2510 45173,2657 45259,3306 45362,2480 45444,2982 45538,1949 45570,4545 45732,5253 45791,3630 45895,4988 45949,3749 46071,5017 46125,3866 46242,5194 46305,3689 46418,5077 46472,3955 46599,5165 46657,4073 46779,4929 46838,4014 46960,4958 47023,3985 47136,4988 47248,4073 47316,4870 47384,4014 47501,4900 47569,4162 47686,5017 47749,4132 47866,4840 47979,4073 48051,5017 48119,4162 48236,5077 48349,4191 48421,4958 48530,3808 48593,5224 48701,4191 48773,5165 48886,4103 48963,4929 48999,4339 49148,4752 49220,4014 49342,4693 49364,3866 49536,4486 49554,3778 49631,4456 49748,3689 49825,4545 49942,3660 50014,4339 50140,3512 50213,4162 50289,3542 50425,4014 50447,3336 50619,3955 50641,3395 50722,4073 50858,3453 50939,4014 51052,3070 51137,3985 51165,3306 51264,3100 51345,3689 51471,3129 51566,3749 51688,2805 51724,3188 51823,2657 51909,3512 52026,2834 52112,3512 52229,2834 52311,3572 52338,3070 52428,3808 52545,2923 52653,2539 52744,3247 52793,2805 52965,3217 52996,2716 53087,3276 53177,2716 53317,3129 53335,2539 53420,3070 53551,2421 53655,2982 53777,2126 53817,2687 53890,2982 54020,2363 54129,3365 54160,2864 54246,3336 54345,2716 54481,3188 54503,2421 54593,2834 54724,1979 54819,2687 54950,1742 54954,1536 55063,2333 55198,1625 55311,2392 55329,1684 55433,2510 55532,1772 55658,2598 55681,1742 55780,2333 55879,1684 55952,1299 56069,2038 56127,1654 56272,1389 56376,2215 56511,2155 56534,1565 56633,2038 56700,1625 56836,2126 56953,1595 56976,2215 57129,1565 57156,2303 57305,1595 57386,2097 57440,2303 57535,1654 57603,2215 57752,2363 57770,1713 57896,2510 58036,2185 58049,1625 58131,1831 58266,1389 58401,1358 58428,1831 58573,1418 58595,1802 58762,1477 58785,2097 58943,2215 58970,1742 59101,2274 59123,1713 59245,2274 59399,2333 59417,1654 59552,2451 59574,1861 59714,2421 59764,2097 59863,2480 60003,2392 60017,1831 60138,2451 60269,1890 60296,2539 60400,1890 60486,2244 60590,1979 60729,2569 60743,2244 60847,2687 60928,2038 61104,1772 61136,2628 61194,2155 61361,2038 61393,2687 61487,2834 61645,2067 61677,2628 61754,2126 61848,1684 61921,2155 62078,1742 62110,2569 62236,1802 62318,2155 62435,1890 62512,2038 62566,1861 62688,1949 62742,1772 62841,1625 62958,1890 63008,1742 63175,1949 63206,1772 63351,1949 63423,1713 63468,1919 63594,1919 63635,1713 63775,2038 63861,1861 63928,2038 64041,1979 64140,2155 64167,2008 64271,2155 64379,2067 64474,2185 64524,2097 64650,2126 64749,2185 64817,2687 64952,2333 65052,3188 65101,3306 65183,2598 65286,2333 65408,2893 65458,2363 65548,2746 65634,2893 65710,2333 65810,2893 65959,2067 66013,2923 66085,3424 66207,2834 66288,3217 66401,3188 66446,2539 66545,2451 66617,3276 66690,2776 66820,3276 66924,2628 66987,3719 67087,3601 67172,2716 67321,3395 67411,2480 67515,2274 67547,3217 67623,2510 67750,3306 67813,2628 67944,2215 68016,3100 68111,2834 68255,3483 68336,2155 68363,3011 68440,2363 68566,3011 68630,2185 68742,3336 68815,2539 68927,3336 68995,2834 69072,3129 69212,2776 69311,2893 69419,2097 69487,3512 69536,2864 69658,2923 69771,2598 69821,2834 69970,2628 70037,3336 70073,2097 70177,3985 70249,2923 70380,3542 70443,2687 70570,3395 70637,2657 70746,2303 70872,2834 70953,2333 70980,2953 71066,2451 71219,3188 71273,2657 71409,3336 71427,2657 71522,3217 71598,2834 71693,3453 71819,2687 71923,2333 72045,3129 72126,2628 72149,3129 72257,3365 72383,2628 72442,3306 72559,2657 72672,3336 72767,3129 72807,3483 72907,3453 72983,2480 73123,2864 73186,2126 73223,2893 73317,3276 73403,2805 73507,3276 73584,2893 73678,3453 73764,2864 73890,3247 73976,2274 74102,3100 74170,2480 74296,3159 74355,2421 74477,3395 74495,2746 74576,3070 74671,3276 74761,2893 74865,3129 74969,2598 75036,2834 75131,2923 75275,2097 75361,3100 75474,2363 75510,3395 75569,2893 75740,2155 75885,3542 75943,2480 76074,3276 76151,2657 76268,3247 76291,2569 76448,3247 76471,2746 76597,4073 76692,2953 76791,2451 76918,2776 76945,2274 77040,3129 77107,2628 77234,3336 77333,3306 77419,2628 77549,3276 77567,2776 77653,3306 77734,2657 77856,3159 77924,2244 78055,2982 78122,2421 78262,3336 78276,2628 78393,2923 78465,3336 78555,2776 78686,2953 78813,1890 78903,2893 78998,2244 79074,3778 79138,2657 79268,3306 79300,2805 79386,3188 79498,3188 79571,2363 79679,2126 79814,3159 79837,2539 79990,2657 80017,3041 80117,3424 80243,2953 80333,3512 80414,2953 80541,3336 80622,2274 80653,2805 80780,2480 80856,3129 80938,2805 81082,3276 81105,2893 81213,3365 81326,2893 81371,2628 81506,3217 81610,3572 81628,2893 81790,2628 81817,3100 81975,2510 82043,3159 82106,2776 82246,2864 82282,3306 82372,2982 82499,3483 82575,2834 82706,3365 82729,2657 82873,2303 82909,3070 83027,2215 83099,2923 83239,2657 83333,3365 83410,2834 83514,2864 83555,2864 83672,2185 83749,3159 83821,2628 83893,2893 84051,2746 84164,3011 84218,3217 84281,2539 84421,2510 84511,3955 84583,2864 84615,3985 84737,2805 84800,2539 84913,2274 85052,3365 85066,2776 85156,3188 85283,2657 85368,3188 85445,2628 85589,3159 85607,2716 85783,2451 85815,2982 85887,2480 86027,2893 86059,2451 86225,2244 86253,2864 86365,2480 86474,3395 86577,3572 86604,2864 86762,2982 86776,2421 86875,3306 87047,2598 87078,3217 87155,2421 87304,2244 87331,2539 87412,3129 87588,2392 87611,2982 87710,3395 87814,2510 87890,3336 87972,2982 88129,3572 88220,2657 88242,3217 88323,2598 88432,2421 88567,3011 88585,2510 88748,3188 88761,2628 88887,3070 89014,2893 89109,3365 89127,2716 89257,2953 89289,2687 89460,2363 89497,2185 89587,3247 89650,2716 89826,2657 89848,2893 89957,2982 90051,2716 90142,2569 90232,2923">
          <text:p/>
        </draw:polyline>
        <draw:polyline draw:style-name="gr6" draw:text-style-name="P1" draw:layer="layout" svg:width="0.415cm" svg:height="2.95cm" svg:x="24.956cm" svg:y="3.637cm" svg:viewBox="0 0 416 2951" draw:points="0,945 36,325 177,119 276,0 371,2951 416,1004">
          <text:p/>
        </draw:polyline>
        <draw:polyline draw:style-name="gr6" draw:text-style-name="P1" draw:layer="layout" svg:width="0.473cm" svg:height="3.304cm" svg:x="51.734cm" svg:y="3.342cm" svg:viewBox="0 0 474 3305" draw:points="0,1357 104,531 186,1033 280,0 312,2597 474,3305">
          <text:p/>
        </draw:polyline>
        <draw:polyline draw:style-name="gr6" draw:text-style-name="P1" draw:layer="layout" svg:width="0.478cm" svg:height="0.59cm" svg:x="70.949cm" svg:y="3.49cm" svg:viewBox="0 0 479 591" draw:points="0,88 51,0 177,29 276,88 344,591 479,236">
          <text:p/>
        </draw:polyline>
        <draw:polyline draw:style-name="gr6" draw:text-style-name="P1" draw:layer="layout" svg:width="0.402cm" svg:height="1.121cm" svg:x="47.578cm" svg:y="2.988cm" svg:viewBox="0 0 403 1122" draw:points="0,147 41,0 194,30 289,266 344,1122 403,915">
          <text:p/>
        </draw:polyline>
        <draw:polyline draw:style-name="gr6" draw:text-style-name="P1" draw:layer="layout" svg:width="0.487cm" svg:height="1.032cm" svg:x="10.18cm" svg:y="3.667cm" svg:viewBox="0 0 488 1033" draw:points="0,265 127,767 194,0 340,649 389,295 488,1033">
          <text:p/>
        </draw:polyline>
        <draw:polyline draw:style-name="gr6" draw:text-style-name="P1" draw:layer="layout" svg:width="0.424cm" svg:height="2.448cm" svg:x="12.914cm" svg:y="3.195cm" svg:viewBox="0 0 425 2449" draw:points="0,1948 78,1004 209,1299 290,324 394,0 425,2449">
          <text:p/>
        </draw:polyline>
        <draw:polyline draw:style-name="gr6" draw:text-style-name="P1" draw:layer="layout" svg:width="0.424cm" svg:height="1.386cm" svg:x="30.885cm" svg:y="4.493cm" svg:viewBox="0 0 425 1387" draw:points="0,650 27,0 113,561 230,117 321,1387 425,679">
          <text:p/>
        </draw:polyline>
        <draw:polyline draw:style-name="gr6" draw:text-style-name="P1" draw:layer="layout" svg:width="0.461cm" svg:height="1.357cm" svg:x="11.249cm" svg:y="3.519cm" svg:viewBox="0 0 462 1358" draw:points="0,944 96,118 137,738 214,0 322,207 462,1358">
          <text:p/>
        </draw:polyline>
        <draw:polyline draw:style-name="gr6" draw:text-style-name="P1" draw:layer="layout" svg:width="0.483cm" svg:height="0.413cm" svg:x="46.793cm" svg:y="3.047cm" svg:viewBox="0 0 484 414" draw:points="0,149 77,30 231,237 326,0 430,414 484,208">
          <text:p/>
        </draw:polyline>
        <draw:polyline draw:style-name="gr7" draw:text-style-name="P1" draw:layer="layout" svg:width="0.419cm" svg:height="1.357cm" svg:x="79.242cm" svg:y="3.519cm" svg:viewBox="0 0 420 1358" draw:points="0,1003 40,1358 140,1328 217,354 357,738 420,0">
          <text:p/>
        </draw:polyline>
        <draw:polyline draw:style-name="gr7" draw:text-style-name="P1" draw:layer="layout" svg:width="0.41cm" svg:height="1.18cm" svg:x="88.974cm" svg:y="3.696cm" svg:viewBox="0 0 411 1181" draw:points="0,1181 76,532 208,1063 231,354 375,0 411,768">
          <text:p/>
        </draw:polyline>
        <draw:polyline draw:style-name="gr7" draw:text-style-name="P1" draw:layer="layout" svg:width="0.487cm" svg:height="1.328cm" svg:x="12.635cm" svg:y="3.814cm" svg:viewBox="0 0 488 1329" draw:points="0,266 76,0 162,1063 280,1329 357,384 488,679">
          <text:p/>
        </draw:polyline>
        <draw:polyline draw:style-name="gr7" draw:text-style-name="P1" draw:layer="layout" svg:width="0.447cm" svg:height="1.238cm" svg:x="86.808cm" svg:y="3.667cm" svg:viewBox="0 0 448 1239" draw:points="0,1239 81,680 208,1063 289,0 320,531 448,206">
          <text:p/>
        </draw:polyline>
        <draw:polyline draw:style-name="gr7" draw:text-style-name="P1" draw:layer="layout" svg:width="0.46cm" svg:height="2.242cm" svg:x="14.101cm" svg:y="4.08cm" svg:viewBox="0 0 461 2243" draw:points="0,2184 90,1150 149,2243 257,973 320,1032 461,0">
          <text:p/>
        </draw:polyline>
        <draw:polyline draw:style-name="gr7" draw:text-style-name="P1" draw:layer="layout" svg:width="0.492cm" svg:height="1.179cm" svg:x="80.153cm" svg:y="3.667cm" svg:viewBox="0 0 493 1180" draw:points="0,1180 86,591 213,974 299,0 425,827 493,206">
          <text:p/>
        </draw:polyline>
        <draw:polyline draw:style-name="gr7" draw:text-style-name="P1" draw:layer="layout" svg:width="0.469cm" svg:height="1.062cm" svg:x="87.981cm" svg:y="3.903cm" svg:viewBox="0 0 470 1063" draw:points="0,707 104,1063 122,383 284,118 311,590 470,0">
          <text:p/>
        </draw:polyline>
        <draw:polyline draw:style-name="gr7" draw:text-style-name="P1" draw:layer="layout" svg:width="0.51cm" svg:height="1.092cm" svg:x="76.918cm" svg:y="3.696cm" svg:viewBox="0 0 511 1093" draw:points="0,385 127,1093 194,355 304,0 430,532 511,30">
          <text:p/>
        </draw:polyline>
        <draw:polyline draw:style-name="gr7" draw:text-style-name="P1" draw:layer="layout" svg:width="0.509cm" svg:height="0.796cm" svg:x="10.74cm" svg:y="4.169cm" svg:viewBox="0 0 510 797" draw:points="0,354 90,737 167,177 294,797 380,0 510,295">
          <text:p/>
        </draw:polyline>
        <draw:polyline draw:style-name="gr7" draw:text-style-name="P1" draw:layer="layout" svg:width="0.438cm" svg:height="1.151cm" svg:x="94.604cm" svg:y="3.814cm" svg:viewBox="0 0 439 1152" draw:points="0,1152 92,237 114,797 195,177 304,0 439,591">
          <text:p/>
        </draw:polyline>
        <draw:polyline draw:style-name="gr7" draw:text-style-name="P1" draw:layer="layout" svg:width="0.434cm" svg:height="2.684cm" svg:x="35.757cm" svg:y="1.926cm" svg:viewBox="0 0 435 2685" draw:points="0,2421 37,2509 109,2685 267,531 339,1564 435,0">
          <text:p/>
        </draw:polyline>
        <draw:polyline draw:style-name="gr7" draw:text-style-name="P1" draw:layer="layout" svg:width="0.505cm" svg:height="1.032cm" svg:x="30.19cm" svg:y="4.965cm" svg:viewBox="0 0 506 1033" draw:points="0,88 81,945 198,88 275,1033 371,0 506,442">
          <text:p/>
        </draw:polyline>
        <draw:polyline draw:style-name="gr7" draw:text-style-name="P1" draw:layer="layout" svg:width="0.401cm" svg:height="1.357cm" svg:x="11.71cm" svg:y="3.578cm" svg:viewBox="0 0 402 1358" draw:points="0,1299 90,708 112,1358 186,679 326,1062 402,0">
          <text:p/>
        </draw:polyline>
        <draw:polyline draw:style-name="gr7" draw:text-style-name="P1" draw:layer="layout" svg:width="0.474cm" svg:height="1.209cm" svg:x="60.82cm" svg:y="3.372cm" svg:viewBox="0 0 475 1210" draw:points="0,737 136,1210 158,442 248,855 379,0 475,708">
          <text:p/>
        </draw:polyline>
        <draw:polyline draw:style-name="gr7" draw:text-style-name="P1" draw:layer="layout" svg:width="0.447cm" svg:height="0.973cm" svg:x="9.86cm" svg:y="3.932cm" svg:viewBox="0 0 448 974" draw:points="0,148 135,974 158,443 240,915 321,0 448,503">
          <text:p/>
        </draw:polyline>
        <draw:polyline draw:style-name="gr7" draw:text-style-name="P1" draw:layer="layout" svg:width="0.424cm" svg:height="0.383cm" svg:x="68.793cm" svg:y="3.165cm" svg:viewBox="0 0 425 384" draw:points="0,384 118,119 195,267 249,89 371,178 425,0">
          <text:p/>
        </draw:polyline>
        <draw:polyline draw:style-name="gr7" draw:text-style-name="P1" draw:layer="layout" svg:width="0.411cm" svg:height="1.18cm" svg:x="85.743cm" svg:y="3.519cm" svg:viewBox="0 0 412 1181" draw:points="0,1181 32,680 118,1063 231,1063 304,237 412,0">
          <text:p/>
        </draw:polyline>
        <draw:polyline draw:style-name="gr7" draw:text-style-name="P1" draw:layer="layout" svg:width="0.433cm" svg:height="1.269cm" svg:x="58.786cm" svg:y="3.932cm" svg:viewBox="0 0 434 1270" draw:points="0,1034 27,532 117,1270 234,384 343,0 434,709">
          <text:p/>
        </draw:polyline>
        <draw:polyline draw:style-name="gr7" draw:text-style-name="P1" draw:layer="layout" svg:width="0.446cm" svg:height="1.002cm" svg:x="95.489cm" svg:y="3.756cm" svg:viewBox="0 0 447 1003" draw:points="0,530 95,1003 113,353 244,590 276,324 447,0">
          <text:p/>
        </draw:polyline>
        <draw:polyline draw:style-name="gr7" draw:text-style-name="P1" draw:layer="layout" svg:width="0.452cm" svg:height="1.623cm" svg:x="31.376cm" svg:y="5.023cm" svg:viewBox="0 0 453 1624" draw:points="0,1624 55,887 172,1359 249,384 379,798 453,0">
          <text:p/>
        </draw:polyline>
        <draw:line draw:style-name="gr8" draw:text-style-name="P1" draw:layer="layout" svg:x1="1.964cm" svg:y1="7.219cm" svg:x2="1.964cm" svg:y2="1.117cm">
          <text:p/>
        </draw:line>
        <draw:line draw:style-name="gr8" draw:text-style-name="P1" draw:layer="layout" svg:x1="1.964cm" svg:y1="7.219cm" svg:x2="101.218cm" svg:y2="7.219cm">
          <text:p/>
        </draw:line>
        <draw:frame draw:style-name="gr4" draw:text-style-name="P4" draw:layer="layout" svg:width="0.557cm" svg:height="0.412cm" svg:x="1.157cm" svg:y="1.87cm">
          <draw:text-box>
            <text:p text:style-name="P3"><text:span text:style-name="T1">1.0</text:span></text:p>
          </draw:text-box>
        </draw:frame>
        <draw:polygon draw:style-name="gr9" draw:text-style-name="P5" draw:layer="layout" svg:width="99.254cm" svg:height="6.102cm" svg:x="1.964cm" svg:y="9.484cm" svg:viewBox="0 0 99255 6103" draw:points="0,6103 99255,6103 99255,0 0,0">
          <text:p/>
        </draw:polygon>
        <draw:polygon draw:style-name="gr10" draw:text-style-name="P6" draw:layer="layout" svg:width="0.415cm" svg:height="2.441cm" svg:x="24.956cm" svg:y="10.094cm" svg:viewBox="0 0 416 2442" draw:points="0,2442 416,2442 416,0 0,0">
          <text:p/>
        </draw:polygon>
        <draw:polygon draw:style-name="gr10" draw:text-style-name="P6" draw:layer="layout" svg:width="0.473cm" svg:height="2.441cm" svg:x="51.734cm" svg:y="10.094cm" svg:viewBox="0 0 474 2442" draw:points="0,2442 474,2442 474,0 0,0">
          <text:p/>
        </draw:polygon>
        <draw:polygon draw:style-name="gr10" draw:text-style-name="P6" draw:layer="layout" svg:width="0.478cm" svg:height="2.441cm" svg:x="70.949cm" svg:y="10.094cm" svg:viewBox="0 0 479 2442" draw:points="0,2442 479,2442 479,0 0,0">
          <text:p/>
        </draw:polygon>
        <draw:polygon draw:style-name="gr10" draw:text-style-name="P6" draw:layer="layout" svg:width="0.402cm" svg:height="2.441cm" svg:x="47.578cm" svg:y="10.094cm" svg:viewBox="0 0 403 2442" draw:points="0,2442 403,2442 403,0 0,0">
          <text:p/>
        </draw:polygon>
        <draw:polygon draw:style-name="gr10" draw:text-style-name="P6" draw:layer="layout" svg:width="0.487cm" svg:height="2.441cm" svg:x="10.18cm" svg:y="10.094cm" svg:viewBox="0 0 488 2442" draw:points="0,2442 488,2442 488,0 0,0">
          <text:p/>
        </draw:polygon>
        <draw:polygon draw:style-name="gr10" draw:text-style-name="P6" draw:layer="layout" svg:width="0.424cm" svg:height="2.441cm" svg:x="12.914cm" svg:y="10.094cm" svg:viewBox="0 0 425 2442" draw:points="0,2442 425,2442 425,0 0,0">
          <text:p/>
        </draw:polygon>
        <draw:polygon draw:style-name="gr10" draw:text-style-name="P6" draw:layer="layout" svg:width="0.424cm" svg:height="2.441cm" svg:x="30.885cm" svg:y="10.094cm" svg:viewBox="0 0 425 2442" draw:points="0,2442 425,2442 425,0 0,0">
          <text:p/>
        </draw:polygon>
        <draw:polygon draw:style-name="gr10" draw:text-style-name="P6" draw:layer="layout" svg:width="0.461cm" svg:height="2.441cm" svg:x="11.249cm" svg:y="10.094cm" svg:viewBox="0 0 462 2442" draw:points="0,2442 462,2442 462,0 0,0">
          <text:p/>
        </draw:polygon>
        <draw:polygon draw:style-name="gr10" draw:text-style-name="P6" draw:layer="layout" svg:width="0.483cm" svg:height="2.441cm" svg:x="46.793cm" svg:y="10.094cm" svg:viewBox="0 0 484 2442" draw:points="0,2442 484,2442 484,0 0,0">
          <text:p/>
        </draw:polygon>
        <draw:polygon draw:style-name="gr11" draw:text-style-name="P7" draw:layer="layout" svg:width="0.419cm" svg:height="2.441cm" svg:x="79.242cm" svg:y="13.145cm" svg:viewBox="0 0 420 2442" draw:points="0,2442 420,2442 420,0 0,0">
          <text:p/>
        </draw:polygon>
        <draw:polygon draw:style-name="gr11" draw:text-style-name="P7" draw:layer="layout" svg:width="0.41cm" svg:height="2.441cm" svg:x="88.974cm" svg:y="13.145cm" svg:viewBox="0 0 411 2442" draw:points="0,2442 411,2442 411,0 0,0">
          <text:p/>
        </draw:polygon>
        <draw:polygon draw:style-name="gr11" draw:text-style-name="P7" draw:layer="layout" svg:width="0.487cm" svg:height="2.441cm" svg:x="12.635cm" svg:y="13.145cm" svg:viewBox="0 0 488 2442" draw:points="0,2442 488,2442 488,0 0,0">
          <text:p/>
        </draw:polygon>
        <draw:polygon draw:style-name="gr11" draw:text-style-name="P7" draw:layer="layout" svg:width="0.447cm" svg:height="2.441cm" svg:x="86.808cm" svg:y="13.145cm" svg:viewBox="0 0 448 2442" draw:points="0,2442 448,2442 448,0 0,0">
          <text:p/>
        </draw:polygon>
        <draw:polygon draw:style-name="gr11" draw:text-style-name="P7" draw:layer="layout" svg:width="0.46cm" svg:height="2.441cm" svg:x="14.101cm" svg:y="13.145cm" svg:viewBox="0 0 461 2442" draw:points="0,2442 461,2442 461,0 0,0">
          <text:p/>
        </draw:polygon>
        <draw:polygon draw:style-name="gr11" draw:text-style-name="P7" draw:layer="layout" svg:width="0.492cm" svg:height="2.441cm" svg:x="80.153cm" svg:y="13.145cm" svg:viewBox="0 0 493 2442" draw:points="0,2442 493,2442 493,0 0,0">
          <text:p/>
        </draw:polygon>
        <draw:polygon draw:style-name="gr11" draw:text-style-name="P7" draw:layer="layout" svg:width="0.469cm" svg:height="2.441cm" svg:x="87.981cm" svg:y="13.145cm" svg:viewBox="0 0 470 2442" draw:points="0,2442 470,2442 470,0 0,0">
          <text:p/>
        </draw:polygon>
        <draw:polygon draw:style-name="gr11" draw:text-style-name="P7" draw:layer="layout" svg:width="0.51cm" svg:height="2.441cm" svg:x="76.918cm" svg:y="13.145cm" svg:viewBox="0 0 511 2442" draw:points="0,2442 511,2442 511,0 0,0">
          <text:p/>
        </draw:polygon>
        <draw:polygon draw:style-name="gr11" draw:text-style-name="P7" draw:layer="layout" svg:width="0.509cm" svg:height="2.441cm" svg:x="10.74cm" svg:y="13.145cm" svg:viewBox="0 0 510 2442" draw:points="0,2442 510,2442 510,0 0,0">
          <text:p/>
        </draw:polygon>
        <draw:polygon draw:style-name="gr11" draw:text-style-name="P7" draw:layer="layout" svg:width="0.438cm" svg:height="2.441cm" svg:x="94.604cm" svg:y="13.145cm" svg:viewBox="0 0 439 2442" draw:points="0,2442 439,2442 439,0 0,0">
          <text:p/>
        </draw:polygon>
        <draw:polygon draw:style-name="gr11" draw:text-style-name="P7" draw:layer="layout" svg:width="0.434cm" svg:height="2.441cm" svg:x="35.757cm" svg:y="13.145cm" svg:viewBox="0 0 435 2442" draw:points="0,2442 435,2442 435,0 0,0">
          <text:p/>
        </draw:polygon>
        <draw:polygon draw:style-name="gr11" draw:text-style-name="P7" draw:layer="layout" svg:width="0.505cm" svg:height="2.441cm" svg:x="30.19cm" svg:y="13.145cm" svg:viewBox="0 0 506 2442" draw:points="0,2442 506,2442 506,0 0,0">
          <text:p/>
        </draw:polygon>
        <draw:polygon draw:style-name="gr11" draw:text-style-name="P7" draw:layer="layout" svg:width="0.401cm" svg:height="2.441cm" svg:x="11.71cm" svg:y="13.145cm" svg:viewBox="0 0 402 2442" draw:points="0,2442 402,2442 402,0 0,0">
          <text:p/>
        </draw:polygon>
        <draw:polygon draw:style-name="gr11" draw:text-style-name="P7" draw:layer="layout" svg:width="0.474cm" svg:height="2.441cm" svg:x="60.82cm" svg:y="13.145cm" svg:viewBox="0 0 475 2442" draw:points="0,2442 475,2442 475,0 0,0">
          <text:p/>
        </draw:polygon>
        <draw:polygon draw:style-name="gr11" draw:text-style-name="P7" draw:layer="layout" svg:width="0.447cm" svg:height="2.441cm" svg:x="9.86cm" svg:y="13.145cm" svg:viewBox="0 0 448 2442" draw:points="0,2442 448,2442 448,0 0,0">
          <text:p/>
        </draw:polygon>
        <draw:polygon draw:style-name="gr11" draw:text-style-name="P7" draw:layer="layout" svg:width="0.424cm" svg:height="2.441cm" svg:x="68.793cm" svg:y="13.145cm" svg:viewBox="0 0 425 2442" draw:points="0,2442 425,2442 425,0 0,0">
          <text:p/>
        </draw:polygon>
        <draw:polygon draw:style-name="gr11" draw:text-style-name="P7" draw:layer="layout" svg:width="0.411cm" svg:height="2.441cm" svg:x="85.743cm" svg:y="13.145cm" svg:viewBox="0 0 412 2442" draw:points="0,2442 412,2442 412,0 0,0">
          <text:p/>
        </draw:polygon>
        <draw:polygon draw:style-name="gr11" draw:text-style-name="P7" draw:layer="layout" svg:width="0.433cm" svg:height="2.441cm" svg:x="58.786cm" svg:y="13.145cm" svg:viewBox="0 0 434 2442" draw:points="0,2442 434,2442 434,0 0,0">
          <text:p/>
        </draw:polygon>
        <draw:polygon draw:style-name="gr11" draw:text-style-name="P7" draw:layer="layout" svg:width="0.446cm" svg:height="2.441cm" svg:x="95.489cm" svg:y="13.145cm" svg:viewBox="0 0 447 2442" draw:points="0,2442 447,2442 447,0 0,0">
          <text:p/>
        </draw:polygon>
        <draw:polygon draw:style-name="gr11" draw:text-style-name="P7" draw:layer="layout" svg:width="0.452cm" svg:height="2.441cm" svg:x="31.376cm" svg:y="13.145cm" svg:viewBox="0 0 453 2442" draw:points="0,2442 453,2442 453,0 0,0">
          <text:p/>
        </draw:polygon>
        <draw:polygon draw:style-name="gr2" draw:text-style-name="P2" draw:layer="layout" svg:width="0cm" svg:height="0.122cm" svg:x="6.476cm" svg:y="15.586cm" svg:viewBox="0 0 0 123" draw:points="0,0 0,123">
          <text:p/>
        </draw:polygon>
        <draw:line draw:style-name="gr3" draw:text-style-name="P1" draw:layer="layout" svg:x1="6.476cm" svg:y1="15.586cm" svg:x2="6.476cm" svg:y2="15.709cm">
          <text:p/>
        </draw:line>
        <draw:frame draw:style-name="gr12" draw:text-style-name="P8" draw:layer="layout" svg:width="6.974cm" svg:height="0.822cm" svg:x="48.132cm" svg:y="0.251cm">
          <draw:text-box>
            <text:p text:style-name="P3"><text:span text:style-name="T2">Penguin Wing-Flaps</text:span></text:p>
          </draw:text-box>
        </draw:frame>
        <draw:polygon draw:style-name="gr2" draw:text-style-name="P2" draw:layer="layout" svg:width="0cm" svg:height="0.122cm" svg:x="17.755cm" svg:y="15.586cm" svg:viewBox="0 0 0 123" draw:points="0,0 0,123">
          <text:p/>
        </draw:polygon>
        <draw:line draw:style-name="gr3" draw:text-style-name="P1" draw:layer="layout" svg:x1="17.755cm" svg:y1="15.586cm" svg:x2="17.755cm" svg:y2="15.709cm">
          <text:p/>
        </draw:line>
        <draw:frame draw:style-name="gr4" draw:text-style-name="P4" draw:layer="layout" svg:width="0.352cm" svg:height="0.412cm" svg:x="6.364cm" svg:y="15.774cm">
          <draw:text-box>
            <text:p text:style-name="P3"><text:span text:style-name="T1">0</text:span></text:p>
          </draw:text-box>
        </draw:frame>
        <draw:polygon draw:style-name="gr2" draw:text-style-name="P2" draw:layer="layout" svg:width="0cm" svg:height="0.122cm" svg:x="29.035cm" svg:y="15.586cm" svg:viewBox="0 0 0 123" draw:points="0,0 0,123">
          <text:p/>
        </draw:polygon>
        <draw:line draw:style-name="gr3" draw:text-style-name="P1" draw:layer="layout" svg:x1="29.035cm" svg:y1="15.586cm" svg:x2="29.035cm" svg:y2="15.709cm">
          <text:p/>
        </draw:line>
        <draw:frame draw:style-name="gr4" draw:text-style-name="P4" draw:layer="layout" svg:width="0.895cm" svg:height="0.412cm" svg:x="17.307cm" svg:y="15.774cm">
          <draw:text-box>
            <text:p text:style-name="P3"><text:span text:style-name="T1">2500</text:span></text:p>
          </draw:text-box>
        </draw:frame>
        <draw:polygon draw:style-name="gr2" draw:text-style-name="P2" draw:layer="layout" svg:width="0cm" svg:height="0.122cm" svg:x="40.314cm" svg:y="15.586cm" svg:viewBox="0 0 0 123" draw:points="0,0 0,123">
          <text:p/>
        </draw:polygon>
        <draw:line draw:style-name="gr3" draw:text-style-name="P1" draw:layer="layout" svg:x1="40.314cm" svg:y1="15.586cm" svg:x2="40.314cm" svg:y2="15.709cm">
          <text:p/>
        </draw:line>
        <draw:frame draw:style-name="gr4" draw:text-style-name="P4" draw:layer="layout" svg:width="0.895cm" svg:height="0.412cm" svg:x="28.587cm" svg:y="15.774cm">
          <draw:text-box>
            <text:p text:style-name="P3"><text:span text:style-name="T1">5000</text:span></text:p>
          </draw:text-box>
        </draw:frame>
        <draw:polygon draw:style-name="gr2" draw:text-style-name="P2" draw:layer="layout" svg:width="0cm" svg:height="0.122cm" svg:x="51.594cm" svg:y="15.586cm" svg:viewBox="0 0 0 123" draw:points="0,0 0,123">
          <text:p/>
        </draw:polygon>
        <draw:line draw:style-name="gr3" draw:text-style-name="P1" draw:layer="layout" svg:x1="51.594cm" svg:y1="15.586cm" svg:x2="51.594cm" svg:y2="15.709cm">
          <text:p/>
        </draw:line>
        <draw:frame draw:style-name="gr4" draw:text-style-name="P4" draw:layer="layout" svg:width="0.895cm" svg:height="0.412cm" svg:x="39.866cm" svg:y="15.774cm">
          <draw:text-box>
            <text:p text:style-name="P3"><text:span text:style-name="T1">7500</text:span></text:p>
          </draw:text-box>
        </draw:frame>
        <draw:polygon draw:style-name="gr2" draw:text-style-name="P2" draw:layer="layout" svg:width="0cm" svg:height="0.122cm" svg:x="62.873cm" svg:y="15.586cm" svg:viewBox="0 0 0 123" draw:points="0,0 0,123">
          <text:p/>
        </draw:polygon>
        <draw:line draw:style-name="gr3" draw:text-style-name="P1" draw:layer="layout" svg:x1="62.873cm" svg:y1="15.586cm" svg:x2="62.873cm" svg:y2="15.709cm">
          <text:p/>
        </draw:line>
        <draw:frame draw:style-name="gr4" draw:text-style-name="P4" draw:layer="layout" svg:width="1.12cm" svg:height="0.412cm" svg:x="51.033cm" svg:y="15.774cm">
          <draw:text-box>
            <text:p text:style-name="P3"><text:span text:style-name="T1">10000</text:span></text:p>
          </draw:text-box>
        </draw:frame>
        <draw:polygon draw:style-name="gr2" draw:text-style-name="P2" draw:layer="layout" svg:width="0cm" svg:height="0.122cm" svg:x="74.153cm" svg:y="15.586cm" svg:viewBox="0 0 0 123" draw:points="0,0 0,123">
          <text:p/>
        </draw:polygon>
        <draw:line draw:style-name="gr3" draw:text-style-name="P1" draw:layer="layout" svg:x1="74.153cm" svg:y1="15.586cm" svg:x2="74.153cm" svg:y2="15.709cm">
          <text:p/>
        </draw:line>
        <draw:frame draw:style-name="gr4" draw:text-style-name="P4" draw:layer="layout" svg:width="1.12cm" svg:height="0.412cm" svg:x="62.313cm" svg:y="15.774cm">
          <draw:text-box>
            <text:p text:style-name="P3"><text:span text:style-name="T1">12500</text:span></text:p>
          </draw:text-box>
        </draw:frame>
        <draw:polygon draw:style-name="gr2" draw:text-style-name="P2" draw:layer="layout" svg:width="0cm" svg:height="0.122cm" svg:x="85.432cm" svg:y="15.586cm" svg:viewBox="0 0 0 123" draw:points="0,0 0,123">
          <text:p/>
        </draw:polygon>
        <draw:line draw:style-name="gr3" draw:text-style-name="P1" draw:layer="layout" svg:x1="85.432cm" svg:y1="15.586cm" svg:x2="85.432cm" svg:y2="15.709cm">
          <text:p/>
        </draw:line>
        <draw:frame draw:style-name="gr4" draw:text-style-name="P4" draw:layer="layout" svg:width="1.12cm" svg:height="0.412cm" svg:x="73.592cm" svg:y="15.774cm">
          <draw:text-box>
            <text:p text:style-name="P3"><text:span text:style-name="T1">15000</text:span></text:p>
          </draw:text-box>
        </draw:frame>
        <draw:polygon draw:style-name="gr2" draw:text-style-name="P2" draw:layer="layout" svg:width="0cm" svg:height="0.122cm" svg:x="96.711cm" svg:y="15.586cm" svg:viewBox="0 0 0 123" draw:points="0,0 0,123">
          <text:p/>
        </draw:polygon>
        <draw:line draw:style-name="gr3" draw:text-style-name="P1" draw:layer="layout" svg:x1="96.711cm" svg:y1="15.586cm" svg:x2="96.711cm" svg:y2="15.709cm">
          <text:p/>
        </draw:line>
        <draw:frame draw:style-name="gr4" draw:text-style-name="P4" draw:layer="layout" svg:width="1.12cm" svg:height="0.412cm" svg:x="84.872cm" svg:y="15.774cm">
          <draw:text-box>
            <text:p text:style-name="P3"><text:span text:style-name="T1">17500</text:span></text:p>
          </draw:text-box>
        </draw:frame>
        <draw:polygon draw:style-name="gr2" draw:text-style-name="P2" draw:layer="layout" svg:width="0.122cm" svg:height="0cm" svg:x="1.841cm" svg:y="11.01cm" svg:viewBox="0 0 123 0" draw:points="123,0 0,0">
          <text:p/>
        </draw:polygon>
        <draw:line draw:style-name="gr3" draw:text-style-name="P1" draw:layer="layout" svg:x1="1.964cm" svg:y1="11.01cm" svg:x2="1.841cm" svg:y2="11.01cm">
          <text:p/>
        </draw:line>
        <draw:line draw:style-name="gr8" draw:text-style-name="P1" draw:layer="layout" svg:x1="1.964cm" svg:y1="15.586cm" svg:x2="1.964cm" svg:y2="9.484cm">
          <text:p/>
        </draw:line>
        <draw:line draw:style-name="gr8" draw:text-style-name="P1" draw:layer="layout" svg:x1="1.964cm" svg:y1="15.586cm" svg:x2="101.218cm" svg:y2="15.586cm">
          <text:p/>
        </draw:line>
        <draw:frame draw:style-name="gr4" draw:text-style-name="P4" draw:layer="layout" svg:width="1.12cm" svg:height="0.412cm" svg:x="96.151cm" svg:y="15.774cm">
          <draw:text-box>
            <text:p text:style-name="P3"><text:span text:style-name="T1">20000</text:span></text:p>
          </draw:text-box>
        </draw:frame>
        <draw:polygon draw:style-name="gr9" draw:text-style-name="P5" draw:layer="layout" svg:width="48.645cm" svg:height="6.102cm" svg:x="1.964cm" svg:y="17.851cm" svg:viewBox="0 0 48646 6103" draw:points="0,6103 48646,6103 48646,0 0,0">
          <text:p/>
        </draw:polygon>
        <draw:polygon draw:style-name="gr13" draw:text-style-name="P9" draw:layer="layout" svg:width="44.222cm" svg:height="5.124cm" svg:x="4.176cm" svg:y="18.552cm" svg:viewBox="0 0 44223 5125" draw:points="0,662 0,1303 356,1348 713,1196 1069,1098 1426,786 1783,823 2139,902 2496,826 2853,774 3209,758 3566,791 3923,772 4279,1229 4636,1063 4992,1170 5349,1001 5706,1440 6062,1123 6419,1069 6776,906 7132,919 7489,1099 7845,894 8202,1014 8559,707 8915,823 9272,669 9629,729 9985,685 10342,735 10699,632 11055,792 11412,858 11768,898 12125,1115 12482,720 12838,1059 13195,913 13552,1016 13908,1443 14265,1354 14621,1082 14978,1312 15335,1242 15691,1389 16048,1443 16405,1237 16761,1500 17118,1170 17475,677 17831,675 18189,676 18545,799 18902,859 19259,1040 19615,959 19972,1569 20329,1143 20685,1005 21042,867 21398,931 21755,981 22112,1079 22468,878 22825,1327 23182,1165 23538,1606 23895,1779 24252,2814 24608,3227 24965,3620 25321,3402 25678,3391 26035,3266 26391,3147 26748,3643 27105,3614 27461,3428 27818,3663 28174,3584 28531,3642 28888,3189 29244,3523 29601,3925 29958,3822 30314,3648 30671,4059 31028,4332 31384,5072 31741,5125 32097,4455 32454,3883 32811,3959 33167,3762 33524,3973 33881,4186 34237,4102 34594,4387 34950,4167 35307,3850 35664,3754 36020,3756 36377,3621 36734,3860 37090,4153 37447,4782 37804,4972 38160,4706 38517,4421 38873,3556 39230,4059 39587,4161 39943,4034 40300,4228 40657,4264 41013,4081 41370,4038 41726,3930 42083,3530 42440,3540 42796,3953 43153,4161 43510,4480 43866,4636 44223,5101 44223,3641 43866,3916 43510,3492 43153,3674 42796,3190 42440,3017 42083,3191 41726,3126 41370,3330 41013,3738 40657,3364 40300,3449 39943,3426 39587,3552 39230,3259 38873,2483 38517,3619 38160,3624 37804,4225 37447,4100 37090,3653 36734,3359 36377,3276 36020,3336 35664,3067 35307,3283 34950,3660 34594,4009 34237,3586 33881,3713 33524,3503 33167,3319 32811,3076 32454,3337 32097,3769 31741,4355 31384,4197 31028,3867 30671,3568 30314,3240 29958,2934 29601,2597 29244,2977 28888,2355 28531,2770 28174,3024 27818,3101 27461,3044 27105,2907 26748,2987 26391,2846 26035,2181 25678,2049 25321,2023 24965,2615 24608,2250 24252,1537 23895,971 23538,334 23182,0 22825,295 22468,94 22112,127 21755,568 21398,574 21042,611 20685,670 20329,584 19972,661 19615,552 19259,653 18902,573 18545,412 18189,397 17831,394 17475,516 17118,772 16761,984 16405,996 16048,925 15691,871 15335,737 14978,680 14621,598 14265,890 13908,906 13552,610 13195,747 12838,630 12482,251 12125,272 11768,270 11412,204 11055,142 10699,394 10342,501 9985,459 9629,303 9272,315 8915,344 8559,387 8202,617 7845,462 7489,530 7132,494 6776,488 6419,375 6062,271 5706,552 5349,583 4992,724 4636,435 4279,573 3923,227 3566,178 3209,425 2853,302 2496,118 2139,219 1783,458 1426,402 1069,433 713,668 356,579">
          <text:p/>
        </draw:polygon>
        <draw:polygon draw:style-name="gr2" draw:text-style-name="P2" draw:layer="layout" svg:width="0cm" svg:height="0.123cm" svg:x="4.532cm" svg:y="23.953cm" svg:viewBox="0 0 0 124" draw:points="0,0 0,124">
          <text:p/>
        </draw:polygon>
        <draw:line draw:style-name="gr3" draw:text-style-name="P1" draw:layer="layout" svg:x1="4.532cm" svg:y1="23.953cm" svg:x2="4.532cm" svg:y2="24.077cm">
          <text:p/>
        </draw:line>
        <draw:frame draw:style-name="gr12" draw:text-style-name="P8" draw:layer="layout" svg:width="7.122cm" svg:height="0.822cm" svg:x="48.05cm" svg:y="8.618cm">
          <draw:text-box>
            <text:p text:style-name="P3"><text:span text:style-name="T2">Position of Motifsets</text:span></text:p>
          </draw:text-box>
        </draw:frame>
        <draw:polygon draw:style-name="gr2" draw:text-style-name="P2" draw:layer="layout" svg:width="0cm" svg:height="0.123cm" svg:x="11.665cm" svg:y="23.953cm" svg:viewBox="0 0 0 124" draw:points="0,0 0,124">
          <text:p/>
        </draw:polygon>
        <draw:line draw:style-name="gr3" draw:text-style-name="P1" draw:layer="layout" svg:x1="11.665cm" svg:y1="23.953cm" svg:x2="11.665cm" svg:y2="24.077cm">
          <text:p/>
        </draw:line>
        <draw:frame draw:style-name="gr4" draw:text-style-name="P4" draw:layer="layout" svg:width="1.34cm" svg:height="0.412cm" svg:x="3.86cm" svg:y="24.141cm">
          <draw:text-box>
            <text:p text:style-name="P3"><text:span text:style-name="T1">487700</text:span></text:p>
          </draw:text-box>
        </draw:frame>
        <draw:polygon draw:style-name="gr2" draw:text-style-name="P2" draw:layer="layout" svg:width="0cm" svg:height="0.123cm" svg:x="18.797cm" svg:y="23.953cm" svg:viewBox="0 0 0 124" draw:points="0,0 0,124">
          <text:p/>
        </draw:polygon>
        <draw:line draw:style-name="gr3" draw:text-style-name="P1" draw:layer="layout" svg:x1="18.797cm" svg:y1="23.953cm" svg:x2="18.797cm" svg:y2="24.077cm">
          <text:p/>
        </draw:line>
        <draw:frame draw:style-name="gr4" draw:text-style-name="P4" draw:layer="layout" svg:width="1.34cm" svg:height="0.412cm" svg:x="10.992cm" svg:y="24.141cm">
          <draw:text-box>
            <text:p text:style-name="P3"><text:span text:style-name="T1">487720</text:span></text:p>
          </draw:text-box>
        </draw:frame>
        <draw:polygon draw:style-name="gr2" draw:text-style-name="P2" draw:layer="layout" svg:width="0cm" svg:height="0.123cm" svg:x="25.93cm" svg:y="23.953cm" svg:viewBox="0 0 0 124" draw:points="0,0 0,124">
          <text:p/>
        </draw:polygon>
        <draw:line draw:style-name="gr3" draw:text-style-name="P1" draw:layer="layout" svg:x1="25.93cm" svg:y1="23.953cm" svg:x2="25.93cm" svg:y2="24.077cm">
          <text:p/>
        </draw:line>
        <draw:frame draw:style-name="gr4" draw:text-style-name="P4" draw:layer="layout" svg:width="1.34cm" svg:height="0.412cm" svg:x="18.125cm" svg:y="24.141cm">
          <draw:text-box>
            <text:p text:style-name="P3"><text:span text:style-name="T1">487740</text:span></text:p>
          </draw:text-box>
        </draw:frame>
        <draw:polygon draw:style-name="gr2" draw:text-style-name="P2" draw:layer="layout" svg:width="0cm" svg:height="0.123cm" svg:x="33.063cm" svg:y="23.953cm" svg:viewBox="0 0 0 124" draw:points="0,0 0,124">
          <text:p/>
        </draw:polygon>
        <draw:line draw:style-name="gr3" draw:text-style-name="P1" draw:layer="layout" svg:x1="33.063cm" svg:y1="23.953cm" svg:x2="33.063cm" svg:y2="24.077cm">
          <text:p/>
        </draw:line>
        <draw:frame draw:style-name="gr4" draw:text-style-name="P4" draw:layer="layout" svg:width="1.34cm" svg:height="0.412cm" svg:x="25.258cm" svg:y="24.141cm">
          <draw:text-box>
            <text:p text:style-name="P3"><text:span text:style-name="T1">487760</text:span></text:p>
          </draw:text-box>
        </draw:frame>
        <draw:polygon draw:style-name="gr2" draw:text-style-name="P2" draw:layer="layout" svg:width="0cm" svg:height="0.123cm" svg:x="40.195cm" svg:y="23.953cm" svg:viewBox="0 0 0 124" draw:points="0,0 0,124">
          <text:p/>
        </draw:polygon>
        <draw:line draw:style-name="gr3" draw:text-style-name="P1" draw:layer="layout" svg:x1="40.195cm" svg:y1="23.953cm" svg:x2="40.195cm" svg:y2="24.077cm">
          <text:p/>
        </draw:line>
        <draw:frame draw:style-name="gr4" draw:text-style-name="P4" draw:layer="layout" svg:width="1.34cm" svg:height="0.412cm" svg:x="32.39cm" svg:y="24.141cm">
          <draw:text-box>
            <text:p text:style-name="P3"><text:span text:style-name="T1">487780</text:span></text:p>
          </draw:text-box>
        </draw:frame>
        <draw:polygon draw:style-name="gr2" draw:text-style-name="P2" draw:layer="layout" svg:width="0cm" svg:height="0.123cm" svg:x="47.328cm" svg:y="23.953cm" svg:viewBox="0 0 0 124" draw:points="0,0 0,124">
          <text:p/>
        </draw:polygon>
        <draw:line draw:style-name="gr3" draw:text-style-name="P1" draw:layer="layout" svg:x1="47.328cm" svg:y1="23.953cm" svg:x2="47.328cm" svg:y2="24.077cm">
          <text:p/>
        </draw:line>
        <draw:frame draw:style-name="gr4" draw:text-style-name="P4" draw:layer="layout" svg:width="1.34cm" svg:height="0.412cm" svg:x="39.523cm" svg:y="24.141cm">
          <draw:text-box>
            <text:p text:style-name="P3"><text:span text:style-name="T1">487800</text:span></text:p>
          </draw:text-box>
        </draw:frame>
        <draw:frame draw:style-name="gr4" draw:text-style-name="P4" draw:layer="layout" svg:width="1.34cm" svg:height="0.412cm" svg:x="46.655cm" svg:y="24.141cm">
          <draw:text-box>
            <text:p text:style-name="P3"><text:span text:style-name="T1">487820</text:span></text:p>
          </draw:text-box>
        </draw:frame>
        <draw:polygon draw:style-name="gr2" draw:text-style-name="P2" draw:layer="layout" svg:width="0.122cm" svg:height="0cm" svg:x="1.841cm" svg:y="23.81cm" svg:viewBox="0 0 123 0" draw:points="123,0 0,0">
          <text:p/>
        </draw:polygon>
        <draw:line draw:style-name="gr3" draw:text-style-name="P1" draw:layer="layout" svg:x1="1.964cm" svg:y1="23.81cm" svg:x2="1.841cm" svg:y2="23.81cm">
          <text:p/>
        </draw:line>
        <draw:frame draw:style-name="gr4" draw:text-style-name="P4" draw:layer="layout" svg:width="0.794cm" svg:height="0.412cm" svg:x="25.888cm" svg:y="24.623cm">
          <draw:text-box>
            <text:p text:style-name="P3"><text:span text:style-name="T1">time</text:span></text:p>
          </draw:text-box>
        </draw:frame>
        <draw:polygon draw:style-name="gr2" draw:text-style-name="P2" draw:layer="layout" svg:width="0.122cm" svg:height="0cm" svg:x="1.841cm" svg:y="23.009cm" svg:viewBox="0 0 123 0" draw:points="123,0 0,0">
          <text:p/>
        </draw:polygon>
        <draw:line draw:style-name="gr3" draw:text-style-name="P1" draw:layer="layout" svg:x1="1.964cm" svg:y1="23.009cm" svg:x2="1.841cm" svg:y2="23.009cm">
          <text:p/>
        </draw:line>
        <draw:frame draw:style-name="gr4" draw:text-style-name="P4" draw:layer="layout" svg:width="0.849cm" svg:height="0.412cm" svg:x="0.861cm" svg:y="23.617cm">
          <draw:text-box>
            <text:p text:style-name="P3"><text:span text:style-name="T1">−</text:span><text:span text:style-name="T1">2.0</text:span></text:p>
          </draw:text-box>
        </draw:frame>
        <draw:polygon draw:style-name="gr2" draw:text-style-name="P2" draw:layer="layout" svg:width="0.122cm" svg:height="0cm" svg:x="1.841cm" svg:y="22.207cm" svg:viewBox="0 0 123 0" draw:points="123,0 0,0">
          <text:p/>
        </draw:polygon>
        <draw:line draw:style-name="gr3" draw:text-style-name="P1" draw:layer="layout" svg:x1="1.964cm" svg:y1="22.207cm" svg:x2="1.841cm" svg:y2="22.207cm">
          <text:p/>
        </draw:line>
        <draw:frame draw:style-name="gr4" draw:text-style-name="P4" draw:layer="layout" svg:width="0.849cm" svg:height="0.412cm" svg:x="0.861cm" svg:y="22.816cm">
          <draw:text-box>
            <text:p text:style-name="P3"><text:span text:style-name="T1">−</text:span><text:span text:style-name="T1">1.5</text:span></text:p>
          </draw:text-box>
        </draw:frame>
        <draw:polygon draw:style-name="gr2" draw:text-style-name="P2" draw:layer="layout" svg:width="0.122cm" svg:height="0cm" svg:x="1.841cm" svg:y="21.405cm" svg:viewBox="0 0 123 0" draw:points="123,0 0,0">
          <text:p/>
        </draw:polygon>
        <draw:line draw:style-name="gr3" draw:text-style-name="P1" draw:layer="layout" svg:x1="1.964cm" svg:y1="21.405cm" svg:x2="1.841cm" svg:y2="21.405cm">
          <text:p/>
        </draw:line>
        <draw:frame draw:style-name="gr4" draw:text-style-name="P4" draw:layer="layout" svg:width="0.849cm" svg:height="0.412cm" svg:x="0.861cm" svg:y="22.014cm">
          <draw:text-box>
            <text:p text:style-name="P3"><text:span text:style-name="T1">−</text:span><text:span text:style-name="T1">1.0</text:span></text:p>
          </draw:text-box>
        </draw:frame>
        <draw:polygon draw:style-name="gr2" draw:text-style-name="P2" draw:layer="layout" svg:width="0.122cm" svg:height="0cm" svg:x="1.841cm" svg:y="20.604cm" svg:viewBox="0 0 123 0" draw:points="123,0 0,0">
          <text:p/>
        </draw:polygon>
        <draw:line draw:style-name="gr3" draw:text-style-name="P1" draw:layer="layout" svg:x1="1.964cm" svg:y1="20.604cm" svg:x2="1.841cm" svg:y2="20.604cm">
          <text:p/>
        </draw:line>
        <draw:frame draw:style-name="gr4" draw:text-style-name="P4" draw:layer="layout" svg:width="0.849cm" svg:height="0.412cm" svg:x="0.861cm" svg:y="21.213cm">
          <draw:text-box>
            <text:p text:style-name="P3"><text:span text:style-name="T1">−</text:span><text:span text:style-name="T1">0.5</text:span></text:p>
          </draw:text-box>
        </draw:frame>
        <draw:polygon draw:style-name="gr2" draw:text-style-name="P2" draw:layer="layout" svg:width="0.122cm" svg:height="0cm" svg:x="1.841cm" svg:y="19.802cm" svg:viewBox="0 0 123 0" draw:points="123,0 0,0">
          <text:p/>
        </draw:polygon>
        <draw:line draw:style-name="gr3" draw:text-style-name="P1" draw:layer="layout" svg:x1="1.964cm" svg:y1="19.802cm" svg:x2="1.841cm" svg:y2="19.802cm">
          <text:p/>
        </draw:line>
        <draw:frame draw:style-name="gr4" draw:text-style-name="P4" draw:layer="layout" svg:width="0.557cm" svg:height="0.412cm" svg:x="1.157cm" svg:y="20.411cm">
          <draw:text-box>
            <text:p text:style-name="P3"><text:span text:style-name="T1">0.0</text:span></text:p>
          </draw:text-box>
        </draw:frame>
        <draw:polygon draw:style-name="gr2" draw:text-style-name="P2" draw:layer="layout" svg:width="0.122cm" svg:height="0cm" svg:x="1.841cm" svg:y="19.001cm" svg:viewBox="0 0 123 0" draw:points="123,0 0,0">
          <text:p/>
        </draw:polygon>
        <draw:line draw:style-name="gr3" draw:text-style-name="P1" draw:layer="layout" svg:x1="1.964cm" svg:y1="19.001cm" svg:x2="1.841cm" svg:y2="19.001cm">
          <text:p/>
        </draw:line>
        <draw:frame draw:style-name="gr4" draw:text-style-name="P4" draw:layer="layout" svg:width="0.557cm" svg:height="0.412cm" svg:x="1.157cm" svg:y="19.609cm">
          <draw:text-box>
            <text:p text:style-name="P3"><text:span text:style-name="T1">0.5</text:span></text:p>
          </draw:text-box>
        </draw:frame>
        <draw:polygon draw:style-name="gr2" draw:text-style-name="P2" draw:layer="layout" svg:width="0.122cm" svg:height="0cm" svg:x="1.841cm" svg:y="18.199cm" svg:viewBox="0 0 123 0" draw:points="123,0 0,0">
          <text:p/>
        </draw:polygon>
        <draw:line draw:style-name="gr3" draw:text-style-name="P1" draw:layer="layout" svg:x1="1.964cm" svg:y1="18.199cm" svg:x2="1.841cm" svg:y2="18.199cm">
          <text:p/>
        </draw:line>
        <draw:frame draw:style-name="gr4" draw:text-style-name="P4" draw:layer="layout" svg:width="0.557cm" svg:height="0.412cm" svg:x="1.157cm" svg:y="18.808cm">
          <draw:text-box>
            <text:p text:style-name="P3"><text:span text:style-name="T1">1.0</text:span></text:p>
          </draw:text-box>
        </draw:frame>
        <draw:frame draw:style-name="gr4" draw:text-style-name="P4" draw:layer="layout" svg:width="0.557cm" svg:height="0.412cm" svg:x="1.157cm" svg:y="18.006cm">
          <draw:text-box>
            <text:p text:style-name="P3"><text:span text:style-name="T1">1.5</text:span></text:p>
          </draw:text-box>
        </draw:frame>
        <draw:polyline draw:style-name="gr14" draw:text-style-name="P1" draw:layer="layout" svg:width="44.222cm" svg:height="4.36cm" svg:x="4.176cm" svg:y="19.004cm" svg:viewBox="0 0 44223 4361" draw:points="0,403 356,393 713,423 1069,277 1426,182 1783,153 2139,196 2496,18 2853,0 3209,3 3566,49 3923,192 4279,287 4636,323 4992,360 5349,335 5706,319 6062,294 6419,276 6776,274 7132,235 7489,279 7845,268 8202,322 8559,147 8915,159 9272,3 9629,59 9985,140 10342,128 10699,37 11055,144 11412,70 11768,18 12125,97 12482,87 12838,255 13195,348 13552,364 13908,562 14265,633 14621,510 14978,555 15335,621 15691,773 16048,823 16405,659 16761,693 17118,558 17475,140 17831,66 18189,154 18545,190 18902,280 19259,372 19615,327 19972,543 20329,393 20685,358 21042,353 21398,369 21755,377 22112,316 22468,131 22825,273 23182,266 23538,642 23895,1021 24252,1613 24608,2134 24965,2461 25321,2261 25678,2143 26035,2258 26391,2481 26748,2796 27105,2766 27461,2703 27818,2889 28174,2856 28531,2847 28888,2389 29244,2637 29601,2842 29958,2821 30314,3010 30671,3353 31028,3628 31384,4022 31741,4361 32097,3749 32454,3105 32811,3166 33167,3138 33524,3304 33881,3459 34237,3518 34594,3578 34950,3377 35307,3150 35664,2971 36020,3043 36377,2955 36734,3128 37090,3494 37447,3829 37804,4112 38160,4041 38517,3432 38873,2907 39230,3192 39587,3429 39943,3352 40300,3456 40657,3538 41013,3486 41370,3187 41726,3074 42083,2871 42440,2890 42796,3085 43153,3464 43510,3621 43866,3938 44223,3864">
          <text:p/>
        </draw:polyline>
        <draw:line draw:style-name="gr8" draw:text-style-name="P1" draw:layer="layout" svg:x1="1.964cm" svg:y1="23.953cm" svg:x2="1.964cm" svg:y2="17.851cm">
          <text:p/>
        </draw:line>
        <draw:line draw:style-name="gr8" draw:text-style-name="P1" draw:layer="layout" svg:x1="1.964cm" svg:y1="23.953cm" svg:x2="50.609cm" svg:y2="23.953cm">
          <text:p/>
        </draw:line>
        <draw:frame draw:style-name="gr4" draw:text-style-name="P4" draw:layer="layout" svg:width="0.959cm" svg:height="0.412cm" draw:transform="rotate (1.5707963267949) translate (0.32cm 21.385cm)">
          <draw:text-box>
            <text:p text:style-name="P3"><text:span text:style-name="T1">value</text:span></text:p>
          </draw:text-box>
        </draw:frame>
        <draw:frame draw:style-name="gr15" draw:text-style-name="P10" draw:layer="layout" svg:width="3.046cm" svg:height="0.653cm" svg:x="24.759cm" svg:y="16.484cm">
          <draw:text-box>
            <text:p text:style-name="P3"><text:span text:style-name="T3">Motif Set 1</text:span></text:p>
          </draw:text-box>
        </draw:frame>
        <draw:polygon draw:style-name="gr9" draw:text-style-name="P5" draw:layer="layout" svg:width="48.644cm" svg:height="6.102cm" svg:x="52.574cm" svg:y="17.851cm" svg:viewBox="0 0 48645 6103" draw:points="0,6103 48645,6103 48645,0 0,0">
          <text:p/>
        </draw:polygon>
        <draw:polygon draw:style-name="gr16" draw:text-style-name="P11" draw:layer="layout" svg:width="44.222cm" svg:height="5.458cm" svg:x="54.785cm" svg:y="18.129cm" svg:viewBox="0 0 44223 5459" draw:points="0,3519 0,4041 357,3845 713,3761 1070,3915 1427,3760 1783,3966 2140,4519 2497,5065 2853,4799 3210,4989 3566,5088 3923,5013 4280,4617 4636,4211 4993,4328 5350,4133 5706,4265 6063,4380 6419,4432 6776,4284 7133,4257 7489,4303 7846,4208 8203,4275 8559,3923 8916,3900 9273,3692 9629,3838 9986,3986 10342,4281 10699,4773 11056,5118 11412,5286 11770,5459 12127,5337 12483,4237 12840,3514 13196,3187 13553,3401 13910,3359 14266,3343 14623,3464 14980,3555 15336,3514 15693,3562 16050,3528 16406,3262 16763,3358 17119,2894 17476,2640 17833,2708 18189,2920 18546,3030 18903,3733 19259,4439 19616,4780 19972,4722 20329,4243 20686,3125 21042,2480 21399,2174 21756,2143 22112,1919 22469,1972 22825,2021 23182,2197 23539,2086 23895,2113 24252,2103 24609,2065 24965,1902 25322,1626 25679,1578 26035,1308 26392,1431 26748,1621 27105,1813 27462,2078 27818,2655 28175,2983 28532,3070 28888,2808 29245,2307 29601,1818 29958,1082 30315,1129 30671,1170 31028,1125 31385,1339 31741,1503 32098,1472 32455,1298 32811,1180 33168,952 33524,755 33881,541 34238,464 34594,572 34951,602 35308,1143 35664,1717 36021,1895 36377,2211 36734,1989 37091,2123 37447,1636 37804,1436 38161,1062 38517,948 38874,1066 39231,1209 39587,1133 39944,912 40300,1147 40657,903 41014,786 41370,676 41727,671 42084,626 42440,749 42797,798 43153,1127 43510,1342 43867,1987 44223,2195 44223,1517 43867,1007 43510,842 43153,528 42797,300 42440,0 42084,155 41727,164 41370,341 41014,352 40657,547 40300,675 39944,576 39587,896 39231,779 38874,695 38517,596 38161,704 37804,967 37447,1204 37091,1067 36734,1350 36377,1470 36021,1191 35664,867 35308,804 34951,106 34594,128 34238,7 33881,249 33524,415 33168,744 32811,901 32455,1004 32098,1001 31741,1029 31385,1046 31028,750 30671,593 30315,726 29958,582 29601,1190 29245,1689 28888,2276 28532,2518 28175,2498 27818,2031 27462,1445 27105,1216 26748,921 26392,1023 26035,904 25679,973 25322,1204 24965,1697 24609,1676 24252,1776 23895,1766 23539,1826 23182,1978 22825,1862 22469,1734 22112,1646 21756,1749 21399,1912 21042,2296 20686,2912 20329,3781 19972,3801 19616,4296 19259,3805 18903,3075 18546,2719 18189,2248 17833,2144 17476,2241 17119,2304 16763,2779 16406,2972 16050,3056 15693,3136 15336,3178 14980,3278 14623,2926 14266,3111 13910,2993 13553,2939 13196,2671 12840,3038 12483,3688 12127,4719 11770,4985 11412,5010 11056,4695 10699,4137 10342,3691 9986,3386 9629,3327 9273,3324 8916,3482 8559,3513 8203,3537 7846,3823 7489,3944 7133,3964 6776,3690 6419,3855 6063,3797 5706,3587 5350,3576 4993,3505 4636,3717 4280,4008 3923,4395 3566,4068 3210,4366 2853,4285 2497,3851 2140,3742 1783,3370 1427,3295 1070,3352 713,3282 357,3365">
          <text:p/>
        </draw:polygon>
        <draw:polygon draw:style-name="gr2" draw:text-style-name="P2" draw:layer="layout" svg:width="0cm" svg:height="0.123cm" svg:x="55.142cm" svg:y="23.953cm" svg:viewBox="0 0 0 124" draw:points="0,0 0,124">
          <text:p/>
        </draw:polygon>
        <draw:line draw:style-name="gr3" draw:text-style-name="P1" draw:layer="layout" svg:x1="55.142cm" svg:y1="23.953cm" svg:x2="55.142cm" svg:y2="24.077cm">
          <text:p/>
        </draw:line>
        <draw:frame draw:style-name="gr15" draw:text-style-name="P10" draw:layer="layout" svg:width="3.215cm" svg:height="0.653cm" svg:x="24.674cm" svg:y="17.116cm">
          <draw:text-box>
            <text:p text:style-name="P3"><text:span text:style-name="T3">k=9, l=125</text:span></text:p>
          </draw:text-box>
        </draw:frame>
        <draw:polygon draw:style-name="gr2" draw:text-style-name="P2" draw:layer="layout" svg:width="0cm" svg:height="0.123cm" svg:x="62.274cm" svg:y="23.953cm" svg:viewBox="0 0 0 124" draw:points="0,0 0,124">
          <text:p/>
        </draw:polygon>
        <draw:line draw:style-name="gr3" draw:text-style-name="P1" draw:layer="layout" svg:x1="62.274cm" svg:y1="23.953cm" svg:x2="62.274cm" svg:y2="24.077cm">
          <text:p/>
        </draw:line>
        <draw:frame draw:style-name="gr4" draw:text-style-name="P4" draw:layer="layout" svg:width="1.34cm" svg:height="0.412cm" svg:x="54.469cm" svg:y="24.141cm">
          <draw:text-box>
            <text:p text:style-name="P3"><text:span text:style-name="T1">487700</text:span></text:p>
          </draw:text-box>
        </draw:frame>
        <draw:polygon draw:style-name="gr2" draw:text-style-name="P2" draw:layer="layout" svg:width="0cm" svg:height="0.123cm" svg:x="69.407cm" svg:y="23.953cm" svg:viewBox="0 0 0 124" draw:points="0,0 0,124">
          <text:p/>
        </draw:polygon>
        <draw:line draw:style-name="gr3" draw:text-style-name="P1" draw:layer="layout" svg:x1="69.407cm" svg:y1="23.953cm" svg:x2="69.407cm" svg:y2="24.077cm">
          <text:p/>
        </draw:line>
        <draw:frame draw:style-name="gr4" draw:text-style-name="P4" draw:layer="layout" svg:width="1.34cm" svg:height="0.412cm" svg:x="61.602cm" svg:y="24.141cm">
          <draw:text-box>
            <text:p text:style-name="P3"><text:span text:style-name="T1">487720</text:span></text:p>
          </draw:text-box>
        </draw:frame>
        <draw:polygon draw:style-name="gr2" draw:text-style-name="P2" draw:layer="layout" svg:width="0cm" svg:height="0.123cm" svg:x="76.54cm" svg:y="23.953cm" svg:viewBox="0 0 0 124" draw:points="0,0 0,124">
          <text:p/>
        </draw:polygon>
        <draw:line draw:style-name="gr3" draw:text-style-name="P1" draw:layer="layout" svg:x1="76.54cm" svg:y1="23.953cm" svg:x2="76.54cm" svg:y2="24.077cm">
          <text:p/>
        </draw:line>
        <draw:frame draw:style-name="gr4" draw:text-style-name="P4" draw:layer="layout" svg:width="1.34cm" svg:height="0.412cm" svg:x="68.734cm" svg:y="24.141cm">
          <draw:text-box>
            <text:p text:style-name="P3"><text:span text:style-name="T1">487740</text:span></text:p>
          </draw:text-box>
        </draw:frame>
        <draw:polygon draw:style-name="gr2" draw:text-style-name="P2" draw:layer="layout" svg:width="0cm" svg:height="0.123cm" svg:x="83.672cm" svg:y="23.953cm" svg:viewBox="0 0 0 124" draw:points="0,0 0,124">
          <text:p/>
        </draw:polygon>
        <draw:line draw:style-name="gr3" draw:text-style-name="P1" draw:layer="layout" svg:x1="83.672cm" svg:y1="23.953cm" svg:x2="83.672cm" svg:y2="24.077cm">
          <text:p/>
        </draw:line>
        <draw:frame draw:style-name="gr4" draw:text-style-name="P4" draw:layer="layout" svg:width="1.34cm" svg:height="0.412cm" svg:x="75.867cm" svg:y="24.141cm">
          <draw:text-box>
            <text:p text:style-name="P3"><text:span text:style-name="T1">487760</text:span></text:p>
          </draw:text-box>
        </draw:frame>
        <draw:polygon draw:style-name="gr2" draw:text-style-name="P2" draw:layer="layout" svg:width="0cm" svg:height="0.123cm" svg:x="90.805cm" svg:y="23.953cm" svg:viewBox="0 0 0 124" draw:points="0,0 0,124">
          <text:p/>
        </draw:polygon>
        <draw:line draw:style-name="gr3" draw:text-style-name="P1" draw:layer="layout" svg:x1="90.805cm" svg:y1="23.953cm" svg:x2="90.805cm" svg:y2="24.077cm">
          <text:p/>
        </draw:line>
        <draw:frame draw:style-name="gr4" draw:text-style-name="P4" draw:layer="layout" svg:width="1.34cm" svg:height="0.412cm" svg:x="83cm" svg:y="24.141cm">
          <draw:text-box>
            <text:p text:style-name="P3"><text:span text:style-name="T1">487780</text:span></text:p>
          </draw:text-box>
        </draw:frame>
        <draw:polygon draw:style-name="gr2" draw:text-style-name="P2" draw:layer="layout" svg:width="0cm" svg:height="0.123cm" svg:x="97.937cm" svg:y="23.953cm" svg:viewBox="0 0 0 124" draw:points="0,0 0,124">
          <text:p/>
        </draw:polygon>
        <draw:line draw:style-name="gr3" draw:text-style-name="P1" draw:layer="layout" svg:x1="97.937cm" svg:y1="23.953cm" svg:x2="97.937cm" svg:y2="24.077cm">
          <text:p/>
        </draw:line>
        <draw:frame draw:style-name="gr4" draw:text-style-name="P4" draw:layer="layout" svg:width="1.34cm" svg:height="0.412cm" svg:x="90.132cm" svg:y="24.141cm">
          <draw:text-box>
            <text:p text:style-name="P3"><text:span text:style-name="T1">487800</text:span></text:p>
          </draw:text-box>
        </draw:frame>
        <draw:frame draw:style-name="gr4" draw:text-style-name="P4" draw:layer="layout" svg:width="1.34cm" svg:height="0.412cm" svg:x="97.265cm" svg:y="24.141cm">
          <draw:text-box>
            <text:p text:style-name="P3"><text:span text:style-name="T1">487820</text:span></text:p>
          </draw:text-box>
        </draw:frame>
        <draw:polygon draw:style-name="gr2" draw:text-style-name="P2" draw:layer="layout" svg:width="0.123cm" svg:height="0cm" svg:x="52.451cm" svg:y="23.81cm" svg:viewBox="0 0 124 0" draw:points="124,0 0,0">
          <text:p/>
        </draw:polygon>
        <draw:line draw:style-name="gr3" draw:text-style-name="P1" draw:layer="layout" svg:x1="52.575cm" svg:y1="23.81cm" svg:x2="52.451cm" svg:y2="23.81cm">
          <text:p/>
        </draw:line>
        <draw:frame draw:style-name="gr4" draw:text-style-name="P4" draw:layer="layout" svg:width="0.794cm" svg:height="0.412cm" svg:x="76.498cm" svg:y="24.623cm">
          <draw:text-box>
            <text:p text:style-name="P3"><text:span text:style-name="T1">time</text:span></text:p>
          </draw:text-box>
        </draw:frame>
        <draw:polygon draw:style-name="gr2" draw:text-style-name="P2" draw:layer="layout" svg:width="0.123cm" svg:height="0cm" svg:x="52.451cm" svg:y="23.009cm" svg:viewBox="0 0 124 0" draw:points="124,0 0,0">
          <text:p/>
        </draw:polygon>
        <draw:line draw:style-name="gr3" draw:text-style-name="P1" draw:layer="layout" svg:x1="52.575cm" svg:y1="23.009cm" svg:x2="52.451cm" svg:y2="23.009cm">
          <text:p/>
        </draw:line>
        <draw:frame draw:style-name="gr4" draw:text-style-name="P4" draw:layer="layout" svg:width="0.849cm" svg:height="0.412cm" svg:x="51.471cm" svg:y="23.617cm">
          <draw:text-box>
            <text:p text:style-name="P3"><text:span text:style-name="T1">−</text:span><text:span text:style-name="T1">2.0</text:span></text:p>
          </draw:text-box>
        </draw:frame>
        <draw:polygon draw:style-name="gr2" draw:text-style-name="P2" draw:layer="layout" svg:width="0.123cm" svg:height="0cm" svg:x="52.451cm" svg:y="22.207cm" svg:viewBox="0 0 124 0" draw:points="124,0 0,0">
          <text:p/>
        </draw:polygon>
        <draw:line draw:style-name="gr3" draw:text-style-name="P1" draw:layer="layout" svg:x1="52.575cm" svg:y1="22.207cm" svg:x2="52.451cm" svg:y2="22.207cm">
          <text:p/>
        </draw:line>
        <draw:frame draw:style-name="gr4" draw:text-style-name="P4" draw:layer="layout" svg:width="0.849cm" svg:height="0.412cm" svg:x="51.471cm" svg:y="22.816cm">
          <draw:text-box>
            <text:p text:style-name="P3"><text:span text:style-name="T1">−</text:span><text:span text:style-name="T1">1.5</text:span></text:p>
          </draw:text-box>
        </draw:frame>
        <draw:polygon draw:style-name="gr2" draw:text-style-name="P2" draw:layer="layout" svg:width="0.123cm" svg:height="0cm" svg:x="52.451cm" svg:y="21.405cm" svg:viewBox="0 0 124 0" draw:points="124,0 0,0">
          <text:p/>
        </draw:polygon>
        <draw:line draw:style-name="gr3" draw:text-style-name="P1" draw:layer="layout" svg:x1="52.575cm" svg:y1="21.405cm" svg:x2="52.451cm" svg:y2="21.405cm">
          <text:p/>
        </draw:line>
        <draw:frame draw:style-name="gr4" draw:text-style-name="P4" draw:layer="layout" svg:width="0.849cm" svg:height="0.412cm" svg:x="51.471cm" svg:y="22.014cm">
          <draw:text-box>
            <text:p text:style-name="P3"><text:span text:style-name="T1">−</text:span><text:span text:style-name="T1">1.0</text:span></text:p>
          </draw:text-box>
        </draw:frame>
        <draw:polygon draw:style-name="gr2" draw:text-style-name="P2" draw:layer="layout" svg:width="0.123cm" svg:height="0cm" svg:x="52.451cm" svg:y="20.604cm" svg:viewBox="0 0 124 0" draw:points="124,0 0,0">
          <text:p/>
        </draw:polygon>
        <draw:line draw:style-name="gr3" draw:text-style-name="P1" draw:layer="layout" svg:x1="52.575cm" svg:y1="20.604cm" svg:x2="52.451cm" svg:y2="20.604cm">
          <text:p/>
        </draw:line>
        <draw:frame draw:style-name="gr4" draw:text-style-name="P4" draw:layer="layout" svg:width="0.849cm" svg:height="0.412cm" svg:x="51.471cm" svg:y="21.213cm">
          <draw:text-box>
            <text:p text:style-name="P3"><text:span text:style-name="T1">−</text:span><text:span text:style-name="T1">0.5</text:span></text:p>
          </draw:text-box>
        </draw:frame>
        <draw:polygon draw:style-name="gr2" draw:text-style-name="P2" draw:layer="layout" svg:width="0.123cm" svg:height="0cm" svg:x="52.451cm" svg:y="19.802cm" svg:viewBox="0 0 124 0" draw:points="124,0 0,0">
          <text:p/>
        </draw:polygon>
        <draw:line draw:style-name="gr3" draw:text-style-name="P1" draw:layer="layout" svg:x1="52.575cm" svg:y1="19.802cm" svg:x2="52.451cm" svg:y2="19.802cm">
          <text:p/>
        </draw:line>
        <draw:frame draw:style-name="gr4" draw:text-style-name="P4" draw:layer="layout" svg:width="0.557cm" svg:height="0.412cm" svg:x="51.766cm" svg:y="20.411cm">
          <draw:text-box>
            <text:p text:style-name="P3"><text:span text:style-name="T1">0.0</text:span></text:p>
          </draw:text-box>
        </draw:frame>
        <draw:polygon draw:style-name="gr2" draw:text-style-name="P2" draw:layer="layout" svg:width="0.123cm" svg:height="0cm" svg:x="52.451cm" svg:y="19.001cm" svg:viewBox="0 0 124 0" draw:points="124,0 0,0">
          <text:p/>
        </draw:polygon>
        <draw:line draw:style-name="gr3" draw:text-style-name="P1" draw:layer="layout" svg:x1="52.575cm" svg:y1="19.001cm" svg:x2="52.451cm" svg:y2="19.001cm">
          <text:p/>
        </draw:line>
        <draw:frame draw:style-name="gr4" draw:text-style-name="P4" draw:layer="layout" svg:width="0.557cm" svg:height="0.412cm" svg:x="51.766cm" svg:y="19.609cm">
          <draw:text-box>
            <text:p text:style-name="P3"><text:span text:style-name="T1">0.5</text:span></text:p>
          </draw:text-box>
        </draw:frame>
        <draw:polygon draw:style-name="gr2" draw:text-style-name="P2" draw:layer="layout" svg:width="0.123cm" svg:height="0cm" svg:x="52.451cm" svg:y="18.199cm" svg:viewBox="0 0 124 0" draw:points="124,0 0,0">
          <text:p/>
        </draw:polygon>
        <draw:line draw:style-name="gr3" draw:text-style-name="P1" draw:layer="layout" svg:x1="52.575cm" svg:y1="18.199cm" svg:x2="52.451cm" svg:y2="18.199cm">
          <text:p/>
        </draw:line>
        <draw:frame draw:style-name="gr4" draw:text-style-name="P4" draw:layer="layout" svg:width="0.557cm" svg:height="0.412cm" svg:x="51.766cm" svg:y="18.808cm">
          <draw:text-box>
            <text:p text:style-name="P3"><text:span text:style-name="T1">1.0</text:span></text:p>
          </draw:text-box>
        </draw:frame>
        <draw:frame draw:style-name="gr4" draw:text-style-name="P4" draw:layer="layout" svg:width="0.557cm" svg:height="0.412cm" svg:x="51.766cm" svg:y="18.006cm">
          <draw:text-box>
            <text:p text:style-name="P3"><text:span text:style-name="T1">1.5</text:span></text:p>
          </draw:text-box>
        </draw:frame>
        <draw:polyline draw:style-name="gr17" draw:text-style-name="P1" draw:layer="layout" svg:width="44.222cm" svg:height="4.937cm" svg:x="54.785cm" svg:y="18.434cm" svg:viewBox="0 0 44223 4938" draw:points="0,3499 357,3466 713,3304 1070,3353 1427,3335 1783,3539 2140,3871 2497,4243 2853,4215 3210,4348 3566,4334 3923,4275 4280,3927 4636,3600 4993,3584 5350,3549 5706,3697 6063,3784 6419,3841 6776,3730 7133,3773 7489,3776 7846,3737 8203,3699 8559,3492 8916,3345 9273,3163 9629,3184 9986,3351 10342,3752 10699,4209 11056,4640 11412,4878 11770,4938 12127,4565 12483,3652 12840,3094 13196,2823 13553,2797 13910,2761 14266,2892 14623,3053 14980,3101 15336,3099 15693,3048 16050,2975 16406,2792 16763,2625 17119,2349 17476,2116 17833,2056 18189,2158 18546,2562 18903,3049 19259,3760 19616,4263 19972,4232 20329,3643 20686,2714 21042,2065 21399,1737 21756,1608 22112,1453 22469,1551 22825,1632 23182,1713 23539,1697 23895,1614 24252,1605 24609,1541 24965,1442 25322,1181 25679,926 26035,774 26392,773 26748,915 27105,1146 27462,1431 27818,1973 28175,2446 28532,2579 28888,2281 29245,1564 29601,1198 29958,833 30315,677 30671,628 31028,653 31385,852 31741,999 32098,970 32455,827 32811,700 33168,528 33524,259 33881,95 34238,0 34594,23 34951,164 35308,537 35664,902 36021,1233 36377,1483 36734,1563 37091,1381 37447,1164 37804,854 38161,623 38517,605 38874,515 39231,647 39587,660 39944,527 40300,578 40657,465 41014,359 41370,265 41727,130 42084,56 42440,48 42797,188 43153,378 43510,787 43867,1114 44223,1523">
          <text:p/>
        </draw:polyline>
        <draw:line draw:style-name="gr8" draw:text-style-name="P1" draw:layer="layout" svg:x1="52.574cm" svg:y1="23.953cm" svg:x2="52.574cm" svg:y2="17.851cm">
          <text:p/>
        </draw:line>
        <draw:line draw:style-name="gr8" draw:text-style-name="P1" draw:layer="layout" svg:x1="52.574cm" svg:y1="23.953cm" svg:x2="101.218cm" svg:y2="23.953cm">
          <text:p/>
        </draw:line>
        <draw:frame draw:style-name="gr4" draw:text-style-name="P4" draw:layer="layout" svg:width="0.959cm" svg:height="0.412cm" draw:transform="rotate (1.5707963267949) translate (50.929cm 21.385cm)">
          <draw:text-box>
            <text:p text:style-name="P3"><text:span text:style-name="T1">value</text:span></text:p>
          </draw:text-box>
        </draw:frame>
        <draw:frame draw:style-name="gr15" draw:text-style-name="P10" draw:layer="layout" svg:width="3.046cm" svg:height="0.653cm" svg:x="75.368cm" svg:y="16.484cm">
          <draw:text-box>
            <text:p text:style-name="P3"><text:span text:style-name="T3">Motif Set 2</text:span></text:p>
          </draw:text-box>
        </draw:frame>
        <draw:frame draw:style-name="gr15" draw:text-style-name="P10" draw:layer="layout" svg:width="3.575cm" svg:height="0.653cm" svg:x="75.104cm" svg:y="17.116cm">
          <draw:text-box>
            <text:p text:style-name="P3"><text:span text:style-name="T3">k=20, l=125</text:span></text:p>
          </draw:text-box>
        </draw:frame>
        <draw:frame draw:style-name="gr18" draw:text-style-name="P12" draw:layer="layout" svg:width="2.821cm" svg:height="0.937cm" svg:x="98.25cm" svg:y="6.25cm">
          <draw:text-box>
            <text:p/>
          </draw:text-box>
        </draw:frame>
        <draw:frame draw:style-name="gr19" draw:text-style-name="P12" draw:layer="layout" svg:width="2.868cm" svg:height="0.937cm" svg:x="3cm" svg:y="6.063cm">
          <draw:text-box>
            <text:p>Pressure</text:p>
          </draw:text-box>
        </draw:frame>
        <draw:frame draw:style-name="gr19" draw:text-style-name="P12" draw:layer="layout" svg:width="2.258cm" svg:height="0.937cm" svg:x="3cm" svg:y="3.75cm">
          <draw:text-box>
            <text:p>A-Acc</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01.6cm" fo:page-height="2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9-02T13:02:54.448978012</dc:date>
    <meta:editing-duration>PT3M54S</meta:editing-duration>
    <meta:editing-cycles>3</meta:editing-cycles>
    <meta:generator>LibreOffice/24.2.4.2$MacOSX_AARCH64 LibreOffice_project/51a6219feb6075d9a4c46691dcfe0cd9c4fff3c2</meta:generator>
    <meta:print-date>2024-09-02T13:02:03.499567381</meta:print-date>
    <meta:printed-by>PDF files</meta:printed-by>
    <meta:document-statistic meta:object-count="249"/>
  </office:meta>
</office:document-meta>
</file>